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OpenSymbol" svg:font-family="OpenSymbol"/>
    <style:font-face style:name="StarSymbol" svg:font-family="StarSymbol"/>
    <style:font-face style:name="Tahoma3"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Standard" style:master-page-name="First_20_Page">
      <style:paragraph-properties style:page-number="auto"/>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ist_20_4">
      <style:text-properties style:font-name="Courier New1" fo:font-size="8pt" style:font-size-asian="8pt" style:font-size-complex="8pt"/>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Heading_20_1">
      <style:paragraph-properties fo:break-before="page"/>
    </style:style>
    <style:style style:name="P19" style:family="paragraph">
      <style:paragraph-properties fo:text-align="cent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svg:stroke-color="#000000" draw:fill="none" draw:fill-color="#ffffff" fo:min-height="0.529cm" style:run-through="foreground"/>
    </style:style>
    <style:style style:name="gr5" style:family="graphic">
      <style:graphic-properties draw:stroke="none" svg:stroke-color="#000000" draw:fill="none" draw:fill-color="#ffffff" fo:min-height="1.016cm" style:run-through="foreground"/>
    </style:style>
    <style:style style:name="gr6" style:family="graphic">
      <style:graphic-properties draw:stroke="none" svg:stroke-color="#000000" draw:fill="none" draw:fill-color="#ffffff" fo:min-height="1.102cm" style:run-through="foregroun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systemid" form:control-implementation="ooo:com.sun.star.form.component.HiddenControl" xml:id="control1"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
      <text:p text:style-name="Standard"><draw:frame draw:style-name="fr2" draw:name="Grafik2" text:anchor-type="paragraph" svg:width="10.088cm" svg:height="3.459cm" draw:z-index="22"><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HowTo: Module</text:p>
      <text:p text:style-name="P3">Status: 10.06.2010</text:p>
      <text:h text:style-name="P18" text:outline-level="1">HowTo: Module</text:h>
      <text:p text:style-name="Text_20_body">Kajona is composed out of <text:s/>a lot of component: page-elements, database-drivers, plugins for the search and more. Besides the page-elements, modules are the most interesting points to link into the system regarding your own implementation and development.</text:p>
      <text:p text:style-name="Text_20_body">What is rather obvious, is the fact that a page-element is only a subset of a whole module. A module can be made up of various components: Page-elements, reports for the statistics, plugins for the search, templates and even more.</text:p>
      <text:p text:style-name="Text_20_body">This tutorial faces the task of designing and creating your own Kajona module.</text:p>
      <text:p text:style-name="Text_20_body">The module should contain:</text:p>
      <text:list xml:id="list204732404" text:style-name="L1">
        <text:list-item>
          <text:p text:style-name="P5">an installer</text:p>
        </text:list-item>
        <text:list-item>
          <text:p text:style-name="P5">an own tab in the backend to manage the modules' content</text:p>
        </text:list-item>
        <text:list-item>
          <text:p text:style-name="P5">a page-element for the presentation in the portal</text:p>
        </text:list-item>
      </text:list>
      <text:p text:style-name="Text_20_body">As an example, a fully functional votings-module should be the result of this tutorial.</text:p>
      <text:p text:style-name="Text_20_body">The tutorial is based on the ready-for-use votings-module available for download at the Kajonabase:</text:p>
      <text:p text:style-name="Text_20_body"><text:a xlink:type="simple" xlink:href="http://www.kajonabase.net/modules.html">http://www.kajonabase.net/modules.html</text:a></text:p>
      <text:p text:style-name="Text_20_body">Included with the download are a few screenshots of the results and outputs.</text:p>
      <text:p text:style-name="Text_20_body">So, to put it in a nutshell, this tutorial won't face the task to create every single line of code. It's rather a guide through the already existing sources and is some kind of approach how to create new modules using the Kajona APIs.</text:p>
      <text:p text:style-name="Text_20_body">Versions: The tutorial is based on Kajona V 3.3.0 and V 0.1 of the votings-module.</text:p>
      <text:h text:style-name="Heading_20_2" text:outline-level="2"><text:s/>Votings: common requirements</text:h>
      <text:p text:style-name="Text_20_body">As with every project, before starting the implementation all requirements should be clarified. This includes the functionality and the design of the modules' architecture.</text:p>
      <text:p text:style-name="Text_20_body">In case of the votings, the successive facts should be applied as requirements:</text:p>
      <text:list xml:id="list796651345" text:style-name="L2">
        <text:list-item>
          <text:p text:style-name="P6">A voting can be created via the backend</text:p>
          <text:list>
            <text:list-item>
              <text:p text:style-name="P6">A voting consists of a text (thread)</text:p>
            </text:list-item>
            <text:list-item>
              <text:p text:style-name="P6">A start- and end-date may be defined for the voting</text:p>
            </text:list-item>
            <text:list-item>
              <text:p text:style-name="P6">Using the permissions-system, it can be configured who is allowed to vote</text:p>
            </text:list-item>
            <text:list-item>
              <text:p text:style-name="P6">By default guest should have the needed permissions to vote</text:p>
            </text:list-item>
          </text:list>
        </text:list-item>
        <text:list-item>
          <text:p text:style-name="P6">A voting consists of any number of answers</text:p>
          <text:list>
            <text:list-item>
              <text:p text:style-name="P6">Every answer consists of a text</text:p>
            </text:list-item>
            <text:list-item>
              <text:p text:style-name="P6">The order of the answers should be sortable</text:p>
            </text:list-item>
          </text:list>
        </text:list-item>
        <text:list-item>
          <text:p text:style-name="P6">Every voting should be presentable on the portal</text:p>
          <text:list>
            <text:list-item>
              <text:p text:style-name="P6">It should be possible to separate between the voting-procedure and the result-presentation of a single voting</text:p>
            </text:list-item>
            <text:list-item>
              <text:p text:style-name="P6">A voting submitted should be saved via a cookie to prevent multiple votings for the same thread </text:p>
            </text:list-item>
            <text:list-item>
              <text:p text:style-name="P6"><text:soft-page-break/>The presentation should be based on templates completely</text:p>
            </text:list-item>
          </text:list>
        </text:list-item>
      </text:list>
      <text:p text:style-name="Text_20_body">Put into graphics, the requirements contain the following entities:</text:p>
      <text:p text:style-name="Text_20_body"><draw:g text:anchor-type="paragraph" draw:z-index="0" draw:style-name="gr1"><draw:rect draw:style-name="gr2" draw:text-style-name="P19" svg:width="3.79cm" svg:height="0.89cm" svg:x="6.096cm" svg:y="0.411cm"><text:p text:style-name="P19">Modul Votings</text:p></draw:rect><draw:rect draw:style-name="gr2" draw:text-style-name="P19" svg:width="3.811cm" svg:height="0.805cm" svg:x="6.085cm" svg:y="3.036cm"><text:p text:style-name="P19">Voting</text:p></draw:rect><draw:rect draw:style-name="gr2" draw:text-style-name="P19" svg:width="3.853cm" svg:height="0.805cm" svg:x="6.064cm" svg:y="5.703cm"><text:p text:style-name="P19">Answer</text:p></draw:rect><draw:line draw:style-name="gr3" draw:text-style-name="P19" svg:x1="7.99cm" svg:y1="1.3cm" svg:x2="7.99cm" svg:y2="3.036cm"><text:p/></draw:line><draw:line draw:style-name="gr3" draw:text-style-name="P19" svg:x1="7.99cm" svg:y1="3.84cm" svg:x2="7.99cm" svg:y2="5.703cm"><text:p/></draw:line><draw:frame draw:style-name="gr4" svg:width="0.403cm" svg:height="0.53cm" svg:x="7.99cm" svg:y="1.3cm"><draw:text-box><text:p>1</text:p></draw:text-box></draw:frame><draw:frame draw:style-name="gr4" svg:width="0.403cm" svg:height="0.53cm" svg:x="7.99cm" svg:y="2.507cm"><draw:text-box><text:p>*</text:p></draw:text-box></draw:frame><draw:frame draw:style-name="gr4" svg:width="0.403cm" svg:height="0.53cm" svg:x="7.99cm" svg:y="3.84cm"><draw:text-box><text:p>1</text:p></draw:text-box></draw:frame><draw:frame draw:style-name="gr4" svg:width="0.403cm" svg:height="0.53cm" svg:x="7.99cm" svg:y="5.174cm"><draw:text-box><text:p>*</text:p></draw:text-box></draw:frame><draw:frame draw:style-name="gr5" svg:width="3.62cm" svg:height="1.017cm" svg:x="10.181cm" svg:y="3.163cm"><draw:text-box><text:p>- Title</text:p></draw:text-box></draw:frame><draw:frame draw:style-name="gr6" svg:width="3.133cm" svg:height="1.103cm" svg:x="10.16cm" svg:y="5.66cm"><draw:text-box><text:p>- Text</text:p><text:p>- Hits</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When creating the module, to following order proved to be rather useful:</text:p>
      <text:list xml:id="list224006398" text:style-name="L3">
        <text:list-item>
          <text:p text:style-name="P7">installer</text:p>
        </text:list-item>
        <text:list-item>
          <text:p text:style-name="P7">model-classes (entity-classes / beans), here: voting and answer</text:p>
        </text:list-item>
        <text:list-item>
          <text:p text:style-name="P7">admin-classes</text:p>
        </text:list-item>
        <text:list-item>
          <text:p text:style-name="P7">admin-elements</text:p>
        </text:list-item>
        <text:list-item>
          <text:p text:style-name="P7">portal-elements</text:p>
        </text:list-item>
        <text:list-item>
          <text:p text:style-name="P7">portal-classes</text:p>
        </text:list-item>
        <text:list-item>
          <text:p text:style-name="P7">add finishing touches :)</text:p>
        </text:list-item>
      </text:list>
      <text:p text:style-name="Text_20_body">In parallel, the files containing the texts and the templates are created.</text:p>
      <text:h text:style-name="Heading_20_2" text:outline-level="2">Modulestructure</text:h>
      <text:p text:style-name="Text_20_body">Before having a look at the single components of the module, we should have a short look at the structure of the modules' file system.</text:p>
      <text:p text:style-name="Text_20_body">After downloading and extracting the archive, the module comes with the following structure:</text:p>
      <text:list xml:id="list1793141243" text:style-name="List_20_4">
        <text:list-item>
          <text:p text:style-name="P8">modul_votings</text:p>
          <text:list>
            <text:list-item>
              <text:p text:style-name="P8">admin</text:p>
              <text:list>
                <text:list-item>
                  <text:p text:style-name="P8">elemente</text:p>
                  <text:list>
                    <text:list-item>
                      <text:p text:style-name="P8">class_element_votings.php</text:p>
                    </text:list-item>
                  </text:list>
                </text:list-item>
                <text:list-item>
                  <text:p text:style-name="P8">class_modul_votings_admin.php</text:p>
                </text:list-item>
              </text:list>
            </text:list-item>
            <text:list-item>
              <text:p text:style-name="P8">installer</text:p>
              <text:list>
                <text:list-item>
                  <text:p text:style-name="P8">installer_votings.php</text:p>
                </text:list-item>
              </text:list>
            </text:list-item>
            <text:list-item>
              <text:p text:style-name="P8">lang</text:p>
              <text:list>
                <text:list-item>
                  <text:p text:style-name="P8">admin</text:p>
                  <text:list>
                    <text:list-item>
                      <text:p text:style-name="P8">modul_elemente</text:p>
                      <text:list>
                        <text:list-item>
                          <text:p text:style-name="P8"><text:bookmark-start text:name="__DdeLink__403_125622390"/>lang_votings_de.php<text:bookmark-end text:name="__DdeLink__403_125622390"/></text:p>
                        </text:list-item>
                        <text:list-item>
                          <text:p text:style-name="P8">lang_votings_en.php</text:p>
                        </text:list-item>
                      </text:list>
                    </text:list-item>
                    <text:list-item>
                      <text:p text:style-name="P8">modul_votings</text:p>
                      <text:list>
                        <text:list-item>
                          <text:p text:style-name="P8">lang_votings_de.php</text:p>
                        </text:list-item>
                        <text:list-item>
                          <text:p text:style-name="P8"><text:soft-page-break/>lang_votings_en.php</text:p>
                        </text:list-item>
                      </text:list>
                    </text:list-item>
                  </text:list>
                </text:list-item>
                <text:list-item>
                  <text:p text:style-name="P8">portal</text:p>
                  <text:list>
                    <text:list-item>
                      <text:p text:style-name="P8">modul_votings</text:p>
                      <text:list>
                        <text:list-item>
                          <text:p text:style-name="P8">lang_votings_de.php</text:p>
                        </text:list-item>
                        <text:list-item>
                          <text:p text:style-name="P8">lang_votings_en.php</text:p>
                        </text:list-item>
                      </text:list>
                    </text:list-item>
                  </text:list>
                </text:list-item>
              </text:list>
            </text:list-item>
            <text:list-item>
              <text:p text:style-name="P8">portal</text:p>
              <text:list>
                <text:list-item>
                  <text:p text:style-name="P8">elemente</text:p>
                  <text:list>
                    <text:list-item>
                      <text:p text:style-name="P8">class_element_votings.php</text:p>
                    </text:list-item>
                  </text:list>
                </text:list-item>
                <text:list-item>
                  <text:p text:style-name="P8">pics</text:p>
                  <text:list>
                    <text:list-item>
                      <text:p text:style-name="P8">kajona</text:p>
                      <text:list>
                        <text:list-item>
                          <text:p text:style-name="P8">icon_progressbar.gif</text:p>
                        </text:list-item>
                      </text:list>
                    </text:list-item>
                  </text:list>
                </text:list-item>
                <text:list-item>
                  <text:p text:style-name="P8">class_modul_votings_portal.php</text:p>
                </text:list-item>
              </text:list>
            </text:list-item>
            <text:list-item>
              <text:p text:style-name="P8">system</text:p>
              <text:list>
                <text:list-item>
                  <text:p text:style-name="P8">config</text:p>
                  <text:list>
                    <text:list-item>
                      <text:p text:style-name="P8">modul_votings_id.php</text:p>
                    </text:list-item>
                  </text:list>
                </text:list-item>
                <text:list-item>
                  <text:p text:style-name="P8">class_modul_votings_answer.php</text:p>
                </text:list-item>
                <text:list-item>
                  <text:p text:style-name="P8">class_modul_votings_voting.php</text:p>
                </text:list-item>
              </text:list>
            </text:list-item>
            <text:list-item>
              <text:p text:style-name="P8">templates</text:p>
              <text:list>
                <text:list-item>
                  <text:p text:style-name="P8">modul_votings</text:p>
                  <text:list>
                    <text:list-item>
                      <text:p text:style-name="P8">votings.tpl</text:p>
                    </text:list-item>
                  </text:list>
                </text:list-item>
              </text:list>
            </text:list-item>
          </text:list>
        </text:list-item>
      </text:list>
      <text:p text:style-name="Text_20_body">The relevant files are discussed in detail, some only partly. The order conforms to the advised order when creating a new module.</text:p>
      <text:h text:style-name="Heading_20_2" text:outline-level="2">/system/config/modul_votings_id.php</text:h>
      <text:p text:style-name="Text_20_body">In total, the file consists of only a single line of code:</text:p>
      <text:p text:style-name="Quellcode"><text:span text:style-name="Source_20_Text">define( "_votings_modul_id_",<text:tab/><text:tab/><text:tab/><text:tab/><text:tab/><text:tab/><text:tab/>501);</text:span></text:p>
      <text:p text:style-name="Text_20_body">Every module within a Kajona-installation is represented by a module-id. This id is unique and must be defined before installing the module since the id is used within the database, too.</text:p>
      <text:p text:style-name="Text_20_body">The common Kajona-modules use ids between 0 and 500 in most cases, so it's safe to use an id &gt;500 for your own module.</text:p>
      <text:h text:style-name="Heading_20_2" text:outline-level="2">/installer/installer_votings.php</text:h>
      <text:p text:style-name="Text_20_body">The installer is one of the most important files of the module. It defines all dependencies, requirements and versions. All needed database-tables are created by the installer, page-elements are registered, the module itself is registered by the installer, too.</text:p>
      <text:p text:style-name="Text_20_body">See in addition</text:p>
      <text:list xml:id="list1328316666" text:style-name="L4">
        <text:list-item>
          <text:p text:style-name="P9"><text:a xlink:type="simple" xlink:href="http://apidocs.kajona.de/v3.3.0/modul_system/interface_installer.html">http://apidocs.kajona.de/v3.3.0/modul_system/interface_installer.html</text:a> </text:p>
        </text:list-item>
        <text:list-item>
          <text:p text:style-name="P9">h<text:a xlink:type="simple" xlink:href="http://apidocs.kajona.de/v3.3.0/modul_system/class_installer_base.html">ttp://apidocs.kajona.de/v3.3.0/modul_system/class_installer_base.html</text:a>).</text:p>
        </text:list-item>
      </text:list>
      <text:p text:style-name="Quellcode">class class_installer_votings extends class_installer_base implements interface_installer {</text:p>
      <text:p text:style-name="Quellcode"><text:tab/>public function __construct() {<text:line-break/><text:tab/><text:tab/>$arrModule = array();<text:line-break/><text:tab/><text:tab/>$arrModule["version"]<text:tab/><text:tab/><text:tab/>= "0.1";<text:line-break/><text:tab/><text:tab/>$arrModule["name"] <text:tab/><text:tab/><text:tab/>= "votings";<text:line-break/><text:tab/><text:tab/>$arrModule["name_lang"] <text:tab/><text:tab/>= "Module Votings";<text:line-break/><text:soft-page-break/><text:tab/><text:tab/>$arrModule["moduleId"] <text:tab/><text:tab/>= _votings_modul_id_;<text:line-break/><text:tab/><text:tab/>parent::__construct($arrModule);<text:line-break/><text:tab/>}</text:p>
      <text:p text:style-name="Text_20_body">The constructor of the module-installer defines a few values and metadata the installer needes during the installation-procedure. So make sure to have all values maintained as above.</text:p>
      <text:p text:style-name="Text_20_body">It's obvious, that the modules' version may differ from the version of the installed Kajona system.</text:p>
      <text:p text:style-name="Quellcode"><text:tab/>public function getNeededModules() {<text:line-break/><text:tab/><text:tab/>return array("system", "pages");<text:line-break/><text:tab/>}</text:p>
      <text:p text:style-name="Text_20_body">Dependencies are defined via the method getNeededModules(). The installer verifies that the listed modules are installed. Only if the check proves the modules to be available, the current module can be installed.</text:p>
      <text:p text:style-name="Quellcode"><text:tab/>public function getMinSystemVersion() {<text:line-break/><text:tab/><text:tab/>return "3.3.0";<text:line-break/><text:tab/>}</text:p>
      <text:p text:style-name="Text_20_body">If the module requires certain functionality of Kajona, the minimal version needed can be set up.</text:p>
      <text:p text:style-name="Text_20_body">The installer checks the version of the module system against the value provided above. Only if the systems' version is equal or greater than the required version, the current module can be installed.</text:p>
      <text:p text:style-name="Quellcode"><text:tab/>public function <text:bookmark-start text:name="__DdeLink__746_125622390"/>hasPostInstalls<text:bookmark-end text:name="__DdeLink__746_125622390"/>() {<text:line-break/><text:tab/> <text:s text:c="3"/>$strQuery = "SELECT COUNT(*) FROM "._dbprefix_."element WHERE element_name='votings'";<text:line-break/><text:tab/> <text:s text:c="3"/>$arrRow = $this-&gt;objDB-&gt;getRow($strQuery);<text:line-break/><text:tab/> <text:s text:c="3"/>if($arrRow["COUNT(*)"] == 0)<text:line-break/><text:tab/> <text:s text:c="7"/>return true;<text:line-break/><text:line-break/><text:tab/> <text:s text:c="3"/>return false;<text:line-break/><text:tab/>}</text:p>
      <text:p text:style-name="Text_20_body">Via the method hasPostInstalls(), the module tells the installer whether there are any post-installs like elements or not. In this case, a check is made if the element “votings” is already installed or not. </text:p>
      <text:p text:style-name="Text_20_body">The installation of the module itself is done via the method install(). It is called by the installer during the step of module-installations.</text:p>
      <text:p text:style-name="Quellcode">public function install() {<text:line-break/><text:tab/>$strReturn = "";<text:line-break/><text:tab/>//votings <text:line-break/><text:tab/>$strReturn .= "Installing table votings_voting...\n";<text:line-break/><text:tab/>$arrFields = array();<text:line-break/><text:tab/>$arrFields["votings_voting_id"] <text:tab/><text:tab/>= array("char20", false);<text:line-break/><text:tab/>$arrFields["votings_voting_title"]<text:tab/><text:tab/>= array("char254", true);<text:line-break/><text:line-break/><text:tab/>if(!$this-&gt;objDB-&gt;createTable("votings_voting", $arrFields, array("votings_voting_id")))<text:line-break/><text:tab/><text:tab/>$strReturn .= "An error occured! ...\n";</text:p>
      <text:p text:style-name="Quellcode"><text:tab/>$strReturn .= "Installing table votings_answer...\n";<text:line-break/><text:tab/>$arrFields = array();<text:line-break/><text:tab/>$arrFields["votings_answer_id"] <text:s text:c="8"/>= array("char20", false);<text:line-break/><text:tab/>$arrFields["votings_answer_text"] <text:s text:c="6"/>= array("text", true);<text:line-break/><text:tab/>$arrFields["votings_answer_hits"] <text:s text:c="6"/>= array("int", true);</text:p>
      <text:p text:style-name="Quellcode"><text:tab/>if(!$this-&gt;objDB-&gt;createTable("votings_answer", $arrFields, array("votings_answer_id")))<text:line-break/><text:tab/><text:tab/>$strReturn .= "An error occured! ...\n";</text:p>
      <text:p text:style-name="Text_20_body">The previous blocks create both database-tables „votings_voting“ and „votings_answer“.</text:p>
      <text:p text:style-name="Text_20_body">The definition of the tables in done without using any SQL, the SQL code is created by the framework on the fly for the used target database-system (see in addition <text:s text:c="2"/><text:a xlink:type="simple" xlink:href="http://apidocs.kajona.de/v3.3.0/modul_system/class_db.html#createTable">http://apidocs.kajona.de/v3.3.0/modul_system/class_db.html#createTable</text:a>). The parameters of the <text:soft-page-break/>columns are the only values to define.</text:p>
      <text:p text:style-name="Quellcode"><text:tab/>//register the module<text:line-break/><text:tab/>$strSystemID = $this-&gt;registerModule("votings", _votings_modul_id_, "class_modul_votings_portal.php", "class_modul_votings_admin.php", $this-&gt;arrModule["version"], true);</text:p>
      <text:p text:style-name="Text_20_body">After creating the tables, the module can be registered with the system. The call of registerModule() is the only thing to do, all required entries in the database are created by the call, including the integration with the permission-management (see in addition <text:a xlink:type="simple" xlink:href="http://apidocs.kajona.de/v3.3.0/modul_system/class_installer_base.html#registerModule">http://apidocs.kajona.de/v3.3.0/modul_system/class_installer_base.html#registerModule</text:a>). </text:p>
      <text:p text:style-name="Text_20_body">The parameters to pass are the file-names of the admin- and portal-classes, the module-id defined before, the module-name and the version of the module. The last boolean-parameter decides, if the module appears in the backend-navigation or if the module will remain hidden.</text:p>
      <text:p text:style-name="Quellcode"><text:tab/>//modify default rights to allow guests to vote<text:line-break/><text:tab/>$strReturn .= "Modifying modules' rights node...\n";<text:line-break/><text:tab/>$this-&gt;objRights-&gt;addGroupToRight(_guests_group_id_, $strSystemID, "right1");</text:p>
      <text:p text:style-name="Quellcode"><text:tab/>return $strReturn;<text:line-break/>}</text:p>
      <text:p text:style-name="Text_20_body">A special requirement is the default permissions-configuration of the module. As stated in the requirements of the module, guests should be able to vote by default. The permission to vote will be represented by the first freely available permission, “right1”. By the invocation of addGroupToRight(), the modules permission node is modified, guests are added to the permission “right1”. All votings created subsequently inherit their permissions from the module-node, the guests are allowed to vote without redefining the permissions.</text:p>
      <text:p text:style-name="Quellcode">public function postInstall() {<text:line-break/><text:tab/>$strReturn = "";<text:line-break/><text:tab/>//Register the element<text:line-break/><text:tab/>$strReturn .= "Registering votings-element...\n";<text:line-break/><text:tab/>//check, if not already existing<text:line-break/><text:tab/>$objElement = null;<text:line-break/><text:tab/>try {<text:line-break/><text:tab/> <text:s text:c="3"/>$objElement = class_modul_pages_element::getElement("votings");<text:line-break/><text:tab/>}<text:line-break/><text:tab/>catch (class_exception $objEx) <text:s/>{<text:line-break/><text:tab/>}<text:line-break/><text:tab/>if($objElement == null) {<text:line-break/><text:tab/> <text:s text:c="3"/>$objElement = new class_modul_pages_element();<text:line-break/><text:tab/> <text:s text:c="3"/>$objElement-&gt;setStrName("votings");<text:line-break/><text:tab/> <text:s text:c="3"/>$objElement-&gt;setStrClassAdmin("class_element_votings.php");<text:line-break/><text:tab/> <text:s text:c="3"/>$objElement-&gt;setStrClassPortal("class_element_votings.php");<text:line-break/><text:tab/> <text:s text:c="3"/>$objElement-&gt;setIntCachetime(-1);<text:line-break/><text:tab/> <text:s text:c="3"/>$objElement-&gt;setIntRepeat(1);<text:line-break/><text:tab/> <text:s text:c="3"/>$objElement-&gt;setStrVersion($this-&gt;getVersion());<text:line-break/><text:tab/> <text:s text:c="3"/>$objElement-&gt;updateObjectToDb();<text:line-break/><text:tab/> <text:s text:c="3"/>$strReturn .= "Element registered...\n";<text:line-break/><text:tab/>}<text:line-break/><text:tab/>else {<text:line-break/><text:tab/><text:tab/>$strReturn .= "Element already installed!...\n";<text:line-break/><text:tab/>}<text:line-break/><text:line-break/><text:tab/>return $strReturn;<text:line-break/>}</text:p>
      <text:p text:style-name="Text_20_body">Depending on the return-value of hasPostInstalls(), the user can execute additional post-installations. In most cases, this is the installation of related page-elements, like in the method postInstall() above.</text:p>
      <text:p text:style-name="Quellcode">public function update() {<text:line-break/> <text:s text:c="7"/>$strReturn = "";<text:line-break/> <text:s text:c="7"/>//check installed version and to which version we can update<text:line-break/> <text:s text:c="7"/>$arrModul = $this-&gt;getModuleData($this-&gt;arrModule["name"], false);<text:line-break/> <text:s text:c="7"/>$strReturn .= "Version found:\n\t Module: ".$arrModul["module_name"].", Version: ".<text:soft-page-break/>$arrModul["module_version"]."\n\n";<text:line-break/> <text:s text:c="7"/>return $strReturn."\n\n";<text:line-break/><text:tab/>}<text:line-break/>}</text:p>
      <text:p text:style-name="Text_20_body">The update()-method provides routines to update the current module. Since the votings are created in an initial version, there aren't any updates available yet.</text:p>
      <text:p text:style-name="Text_20_body">The possibility to update a module is provided by the installer, if the version maintained in the constructors' metadata is higher then the version known by the system via the database.</text:p>
      <text:h text:style-name="Heading_20_2" text:outline-level="2"><text:bookmark-start text:name="__DdeLink__1140_125622390"/>/system/class_modul_votings_answer.php<text:bookmark-end text:name="__DdeLink__1140_125622390"/></text:h>
      <text:p text:style-name="Text_20_body">As one of the two model-beans, the answer of a single voting is represented by the class class_modul_votings_answer.</text:p>
      <text:p text:style-name="Quellcode">modul_votings_answer extends class_model implements interface_model <text:s/>{<text:line-break/> <text:s text:c="3"/>private $strText = "";<text:line-break/> <text:s text:c="3"/>private $intHits = 0;</text:p>
      <text:p text:style-name="Quellcode"><text:s text:c="4"/>public function __construct($strSystemid = "") {<text:line-break/><text:tab/>$arrModul = array();<text:line-break/><text:tab/>$arrModul["name"] <text:tab/><text:tab/><text:tab/>= "modul_votings";<text:line-break/><text:tab/>$arrModul["author"] <text:tab/><text:tab/><text:tab/>= "sidler @ mulchprod.de";<text:line-break/><text:tab/>$arrModul["moduleId"] <text:tab/><text:tab/><text:tab/>= _votings_modul_id_;<text:line-break/><text:tab/>$arrModul["modul"]<text:tab/><text:tab/><text:tab/>= "votings";<text:line-break/><text:tab/>$arrModul["table"]<text:tab/><text:tab/><text:tab/>= _dbprefix_."votings_answer";<text:line-break/><text:tab/>parent::__construct($arrModul, $strSystemid);<text:line-break/><text:line-break/><text:tab/>if($strSystemid != "")<text:line-break/><text:tab/><text:tab/>$this-&gt;initObject();<text:line-break/> <text:s text:c="3"/>}</text:p>
      <text:p text:style-name="Text_20_body">As already known from the installer, the constructor is being used to define meta-informations.</text:p>
      <text:p text:style-name="Text_20_body">The most of them are optional, but should be maintained for documentation purposes.</text:p>
      <text:p text:style-name="Text_20_body">In addition, the initialization of the object is triggered as soon as a systemid was passed.</text:p>
      <text:p text:style-name="Quellcode"><text:s text:c="4"/>protected function getObjectTables() {<text:line-break/> <text:s text:c="7"/>return array(_dbprefix_."votings_answer" =&gt; "votings_answer_id");<text:line-break/> <text:s text:c="3"/>}</text:p>
      <text:p text:style-name="Text_20_body">The method getObjectTables() returns the table(s) including the primary key(s) used to persist the object. If there's no matching record in the database during saving the record, the framework create san empty record automatically. Afterwards, the update-function of the bean is being called. The advantage of this procedure is, that the developer of the bean only has to maintain the update-beahviour. The “insert” known by databases is made by the framework transparently to the developer.</text:p>
      <text:p text:style-name="Text_20_body">See in addition</text:p>
      <text:list xml:id="list1021503222" text:style-name="L5">
        <text:list-item>
          <text:p text:style-name="P10"><text:a xlink:type="simple" xlink:href="http://apidocs.kajona.de/v3.3.0/modul_system/class_model.html#updateObjectToDb">http://apidocs.kajona.de/v3.3.0/modul_system/class_model.html#updateObjectToDb</text:a></text:p>
        </text:list-item>
        <text:list-item>
          <text:p text:style-name="P10"><text:a xlink:type="simple" xlink:href="http://apidocs.kajona.de/v3.3.0/modul_system/class_model.html#updateStateToDb">http://apidocs.kajona.de/v3.3.0/modul_system/class_model.html#updateStateToDb</text:a></text:p>
        </text:list-item>
        <text:list-item>
          <text:p text:style-name="P10"><text:a xlink:type="simple" xlink:href="http://apidocs.kajona.de/v3.3.0/modul_system/class_model.html#onInsertToDb">http://apidocs.kajona.de/v3.3.0/modul_system/class_model.html#onInsertToDb</text:a></text:p>
          <text:p text:style-name="P10"/>
        </text:list-item>
      </text:list>
      <text:p text:style-name="Quellcode"><text:s text:c="4"/>protected function getObjectDescription() {<text:line-break/> <text:s text:c="7"/>return "voting answer ".$this-&gt;getStrText();<text:line-break/> <text:s text:c="3"/>}</text:p>
      <text:p text:style-name="Text_20_body">The objects' description is used for documentation purposes, only, e.g. in the logfiles of the system.</text:p>
      <text:p text:style-name="Quellcode"><text:soft-page-break/><text:s text:c="4"/>public function initObject() {<text:line-break/> <text:s text:c="8"/>$strQuery = "SELECT * FROM ".$this-&gt;arrModule["table"]."<text:line-break/> <text:s text:c="21"/>WHERE votings_answer_id = '".dbsafeString($this-&gt;getSystemid())."'";</text:p>
      <text:p text:style-name="Quellcode"><text:s text:c="9"/>$arrRow = $this-&gt;objDB-&gt;getRow($strQuery);<text:line-break/> <text:s text:c="8"/>$this-&gt;setStrText($arrRow["votings_answer_text"]);<text:line-break/> <text:s text:c="8"/>$this-&gt;setIntHits($arrRow["votings_answer_hits"]);<text:line-break/> <text:s text:c="3"/>}</text:p>
      <text:p text:style-name="Text_20_body">It's obvious, that initObject() is responsible for initializing the current object. The state is loaded from the database and the values are assigned to the properties.</text:p>
      <text:p text:style-name="Quellcode"><text:s text:c="4"/>protected function updateStateToDb() {<text:line-break/> <text:s text:c="7"/>class_logger::getInstance()-&gt;addLogRow("updated votings answer ".$this-&gt;getSystemid(),class_logger::$levelInfo);<text:line-break/></text:p>
      <text:p text:style-name="Quellcode"><text:s text:c="8"/>$strQuery = "UPDATE ".$this-&gt;arrModule["table"]."<text:line-break/> <text:s text:c="23"/>SET votings_answer_text = '".dbsafeString($this-&gt;getStrText())."',<text:line-break/> <text:s text:c="27"/>votings_answer_hits = ".dbsafeString((int)$this-&gt;getIntHits())."<text:line-break/> <text:s text:c="22"/>WHERE votings_answer_id = '".dbsafeString($this-&gt;getSystemid())."'";<text:line-break/> <text:s text:c="7"/>return $this-&gt;objDB-&gt;_query($strQuery);<text:line-break/> <text:s text:c="3"/>}</text:p>
      <text:p text:style-name="Text_20_body">As already mentioned before, Kajona-beans only know how to update themselves. If an update is triggered from external, the framework calls the method updateStateToDb() on the bean. This method synchronizes the objects' state back to the database.</text:p>
      <text:p text:style-name="Text_20_body">See in addition<text:bookmark-start text:name="__DdeLink__1242_125622390"/></text:p>
      <text:list xml:id="list143574880" text:continue-numbering="true" text:style-name="L5">
        <text:list-item>
          <text:p text:style-name="P10"><text:a xlink:type="simple" xlink:href="http://apidocs.kajona.de/v3.3.0/modul_system/class_model.html#updateObjectToDb">http://apidocs.kajona.de/v3.3.0/modul_system/class_model.html#updateObjectToDb</text:a></text:p>
        </text:list-item>
        <text:list-item>
          <text:p text:style-name="P10"><text:a xlink:type="simple" xlink:href="http://apidocs.kajona.de/v3.3.0/modul_system/class_model.html#updateStateToDb">http://apidocs.kajona.de/v3.3.0/modul_system/class_model.html#updateStateToDb</text:a></text:p>
        </text:list-item>
        <text:list-item>
          <text:p text:style-name="P10"><text:a xlink:type="simple" xlink:href="http://apidocs.kajona.de/v3.3.0/modul_system/class_model.html#onInsertToDb">http://apidocs.kajona.de/v3.3.0/modul_system/class_model.html#onInsertToDb</text:a><text:bookmark-end text:name="__DdeLink__1242_125622390"/></text:p>
        </text:list-item>
      </text:list>
      <text:p text:style-name="Quellcode"><text:tab/>public function deleteAnswer() {<text:line-break/><text:tab/><text:tab/>class_logger::getInstance()-&gt;addLogRow("deleted answer ".$this-&gt;getObjectDescription(), class_logger::$levelInfo);</text:p>
      <text:p text:style-name="Quellcode"><text:tab/><text:tab/>$strQuery = "DELETE FROM ".$this-&gt;arrModule["table"]." WHERE votings_answer_id = '".dbsafeString($this-&gt;getSystemid())."'";<text:line-break/> <text:s text:c="11"/><text:line-break/><text:tab/><text:tab/>if($this-&gt;objDB-&gt;_query($strQuery)) {<text:line-break/><text:tab/><text:tab/> <text:s text:c="3"/>if($this-&gt;deleteSystemRecord($this-&gt;getSystemid()))<text:line-break/><text:tab/><text:tab/> <text:s text:c="7"/>return true;<text:line-break/><text:tab/><text:tab/>}<text:line-break/><text:tab/><text:tab/>return false;<text:line-break/><text:tab/>}</text:p>
      <text:p text:style-name="Quellcode">[ ... Getters and Setter ... ]</text:p>
      <text:p text:style-name="Quellcode">}</text:p>
      <text:p text:style-name="Text_20_body">If the bean should be deleted, in this case an answer, the call of deleteAnswer() does the job. The bean is responsible of deleting its own data, all other records related with the bean are removed by calling deleteSystemRecord() of the super-class automatically.</text:p>
      <text:h text:style-name="Heading_20_2" text:outline-level="2">/system/class_modul_votings_voting.php</text:h>
      <text:p text:style-name="Text_20_body">The second bean is the the representation of a voting. Since the structure is nearly the same as the answer-bean, only the differences should be analyzed.</text:p>
      <text:p text:style-name="Quellcode"><text:s text:c="4"/>protected function <text:bookmark-start text:name="__DdeLink__1174_125622390"/>updateStateToDb<text:bookmark-end text:name="__DdeLink__1174_125622390"/>() {<text:line-break/> <text:s text:c="7"/>$objStartDate = null;<text:line-break/> <text:s text:c="7"/>$objEndDate = null;<text:line-break/><text:soft-page-break/><text:line-break/> <text:s text:c="7"/>if($this-&gt;getLongDateStart() != 0 &amp;&amp; $this-&gt;getLongDateStart() != "")<text:line-break/> <text:s text:c="11"/>$objStartDate = new class_date($this-&gt;getLongDateStart());<text:line-break/><text:line-break/> <text:s text:c="7"/>if($this-&gt;getLongDateEnd() != 0 &amp;&amp; $this-&gt;getLongDateEnd() != "")<text:line-break/> <text:s text:c="11"/>$objEndDate = new class_date($this-&gt;getLongDateEnd());<text:line-break/><text:line-break/> <text:s text:c="7"/>$this-&gt;updateDateRecord($this-&gt;getSystemid(), $objStartDate, $objEndDate, null);<text:line-break/><text:line-break/> <text:s text:c="7"/>$strQuery = "UPDATE ".$this-&gt;arrModule["table"]."<text:line-break/> <text:s text:c="21"/>SET votings_voting_title ='".dbsafeString($this-&gt;getStrTitle())."'<text:line-break/> <text:s text:c="19"/>WHERE votings_voting_id ='".dbsafeString($this-&gt;getSystemid())."'";<text:line-break/><text:line-break/> <text:s text:c="7"/>return $this-&gt;objDB-&gt;_query($strQuery);<text:line-break/> <text:s text:c="3"/>}</text:p>
      <text:p text:style-name="Text_20_body">In addition to the method updateStateToDb() known from the answer-bean, the voting bean saves the start- and end-date to Kajonas' date-table.</text:p>
      <text:p text:style-name="Text_20_body">See in addition <text:a xlink:type="simple" xlink:href="http://apidocs.kajona.de/v3.3.0/modul_system/class_root.html#updateDateRecord">http://apidocs.kajona.de/v3.3.0/modul_system/class_root.html#updateDateRecord</text:a>.</text:p>
      <text:p text:style-name="Quellcode"><text:s text:c="4"/>protected function onInsertToDb() {<text:line-break/> <text:s text:c="7"/>$objStartDate = null;<text:line-break/> <text:s text:c="7"/>$objEndDate = null;</text:p>
      <text:p text:style-name="Quellcode"><text:s text:c="8"/>if($this-&gt;getLongDateStart() != 0 &amp;&amp; $this-&gt;getLongDateStart() != "")<text:line-break/> <text:s text:c="11"/>$objStartDate = new class_date($this-&gt;getLongDateStart());<text:line-break/> <text:s text:c="7"/>if($this-&gt;getLongDateEnd() != 0 &amp;&amp; $this-&gt;getLongDateEnd() != "")<text:line-break/> <text:s text:c="11"/>$objEndDate = new class_date($this-&gt;getLongDateEnd());</text:p>
      <text:p text:style-name="Quellcode"><text:s text:c="8"/>return $this-&gt;createDateRecord($this-&gt;getSystemid(), $objStartDate, $objEndDate, null);<text:line-break/> <text:s text:c="3"/>}</text:p>
      <text:p text:style-name="Text_20_body">The method onInsertToDb() was added compared to the previous bean, called by the framework in those cases when the bean wasn't saved to the database before. The framework recognizes during an update-request that the bean wasn't persisted yet and creates the initial records. The bean can overwrite this optional method in order to perform an action after the initial creation in the database, needed only at inserts.</text:p>
      <text:p text:style-name="Text_20_body">In the example, it's the creation of the initial entry in the data-table via createDateRecord().</text:p>
      <text:p text:style-name="Text_20_body">See in addition</text:p>
      <text:list xml:id="list970693955" text:continue-numbering="true" text:style-name="L5">
        <text:list-item>
          <text:p text:style-name="P10"><text:a xlink:type="simple" xlink:href="http://apidocs.kajona.de/v3.3.0/modul_system/class_model.html#updateObjectToDb">http://apidocs.kajona.de/v3.3.0/modul_system/class_model.html#updateObjectToDb</text:a></text:p>
        </text:list-item>
        <text:list-item>
          <text:p text:style-name="P10"><text:a xlink:type="simple" xlink:href="http://apidocs.kajona.de/v3.3.0/modul_system/class_model.html#updateStateToDb">http://apidocs.kajona.de/v3.3.0/modul_system/class_model.html#updateStateToDb</text:a></text:p>
        </text:list-item>
        <text:list-item>
          <text:p text:style-name="P10"><text:a xlink:type="simple" xlink:href="http://apidocs.kajona.de/v3.3.0/modul_system/class_model.html#onInsertToDb">http://apidocs.kajona.de/v3.3.0/modul_system/class_model.html#onInsertToDb</text:a></text:p>
        </text:list-item>
        <text:list-item>
          <text:p text:style-name="P10"><text:a xlink:type="simple" xlink:href="http://apidocs.kajona.de/v3.3.0/modul_system/class_root.html#createDateRecord">http://apidocs.kajona.de/v3.3.0/modul_system/class_root.html#createDateRecord</text:a></text:p>
        </text:list-item>
      </text:list>
      <text:p text:style-name="Text_20_body"/>
      <text:p text:style-name="Text_20_body">Note: Even due to the fact that Kajona provides a date-management, those functions have to be used explicitly. Since many records don't need associated date-values, the implicit creation of date-values would lead to an unwanted overload.</text:p>
      <text:p text:style-name="Text_20_body">Additionally, the voting-bean provides the methods getVotings() and getAllAnswers() whereas getVotings() acts like a factoryMethod for voting-beans: the return-value is an array of available voting-objects. The method getAllAnswers() can be called on an instance of a voting-bean and returns the list of answer-objects associated with the current voting.</text:p>
      <text:h text:style-name="Heading_20_2" text:outline-level="2">/admin/class_modul_votings_admin.php</text:h>
      <text:p text:style-name="Text_20_body">After having done both, the installer and the definition of the beans, the admin-view is the next step to work on.</text:p>
      <text:p text:style-name="Quellcode"><text:soft-page-break/>class class_modul_votings_admin extends class_admin implements interface_admin {<text:line-break/><text:tab/>public function __construct() {<text:line-break/><text:tab/><text:tab/>$arrModul["name"] <text:tab/><text:tab/><text:tab/>= "modul_votings";<text:line-break/><text:tab/><text:tab/>$arrModul["author"] <text:tab/><text:tab/><text:tab/>= "sidler @ mulchprod.de";<text:line-break/><text:tab/><text:tab/>$arrModul["moduleId"] <text:tab/><text:tab/><text:tab/>= _votings_modul_id_;<text:line-break/><text:tab/><text:tab/>$arrModul["table"] <text:tab/><text:tab/><text:tab/>= _dbprefix_."votings_voting";<text:line-break/><text:tab/><text:tab/>$arrModul["table2"]<text:tab/><text:tab/><text:tab/>= _dbprefix_."votings_answer";<text:line-break/><text:tab/><text:tab/>$arrModul["modul"]<text:tab/><text:tab/><text:tab/>= "votings";<text:line-break/><text:tab/><text:tab/>parent::__construct($arrModul);<text:line-break/><text:tab/>}</text:p>
      <text:p text:style-name="Text_20_body">As already known, the constructor defines the usual meta-data. Not all of them are optional, e.g. they are needed to load the matching language-files. So make sure to maintain them the best you can.</text:p>
      <text:p text:style-name="Quellcode"><text:tab/>public function action($strAction = "") {<text:line-break/><text:tab/> <text:s text:c="3"/>$strReturn = "";<text:line-break/><text:tab/> <text:s text:c="3"/>if($strAction == "")<text:line-break/><text:tab/> <text:s text:c="6"/>$strAction = "list";<text:line-break/><text:line-break/><text:tab/> <text:s text:c="3"/>try {<text:line-break/> <text:s text:c="3"/><text:tab/><text:tab/>if($strAction == "list")<text:line-break/> <text:s text:c="3"/><text:tab/><text:tab/><text:tab/>$strReturn = $this-&gt;actionList();</text:p>
      <text:p text:style-name="Quellcode"><text:s text:c="4"/><text:tab/><text:tab/>else if($strAction == "newVoting")<text:line-break/> <text:s text:c="3"/><text:tab/><text:tab/><text:tab/>$strReturn = $this-&gt;actionNewVoting("new");<text:line-break/> <text:s text:c="3"/><text:tab/><text:tab/>else if($strAction == "editVoting")<text:line-break/> <text:s text:c="3"/><text:tab/><text:tab/><text:tab/>$strReturn = $this-&gt;actionNewVoting("edit");<text:line-break/> <text:s text:c="3"/><text:tab/><text:tab/>else if($strAction == "saveVoting") {<text:line-break/> <text:s text:c="3"/><text:tab/><text:tab/> <text:s text:c="3"/>if(<text:bookmark-start text:name="__DdeLink__1152_472522909"/>$this-&gt;validateForm()<text:bookmark-end text:name="__DdeLink__1152_472522909"/>) {<text:line-break/> <text:s text:c="3"/><text:tab/><text:tab/><text:tab/> <text:s text:c="3"/>$strReturn = $this-&gt;actionSaveVoting();<text:line-break/> <text:s text:c="3"/><text:tab/><text:tab/><text:tab/> <text:s text:c="3"/>if($strReturn == "")<text:line-break/> <text:s text:c="3"/><text:tab/><text:tab/><text:tab/> <text:s text:c="6"/>$this-&gt;adminReload(getLinkAdminHref($this-&gt;arrModule["modul"]));<text:line-break/> <text:s text:c="3"/><text:tab/><text:tab/> <text:s text:c="3"/>}<text:line-break/> <text:s text:c="3"/><text:tab/><text:tab/> <text:s text:c="3"/>else {<text:line-break/> <text:s text:c="3"/><text:tab/><text:tab/> <text:s text:c="7"/>if($this-&gt;getParam("mode") == "new")<text:line-break/> <text:s text:c="3"/><text:tab/><text:tab/> <text:s text:c="11"/>$strReturn = $this-&gt;actionNewVoting("new");<text:line-break/> <text:s text:c="3"/><text:tab/><text:tab/> <text:s text:c="7"/>else<text:line-break/> <text:s text:c="3"/><text:tab/><text:tab/> <text:s text:c="11"/>$strReturn = $this-&gt;actionNewVoting("edit");<text:line-break/> <text:s text:c="3"/><text:tab/><text:tab/> <text:s text:c="3"/>}<text:line-break/> <text:s text:c="3"/><text:tab/><text:tab/>}<text:line-break/> <text:s text:c="3"/><text:tab/><text:tab/>else if($strAction == "deleteVoting") {<text:line-break/> <text:s text:c="3"/><text:tab/><text:tab/><text:tab/>$strReturn = $this-&gt;actionDeleteVoting();<text:line-break/> <text:s text:c="3"/><text:tab/><text:tab/><text:tab/>if($strReturn == "")<text:line-break/> <text:s text:c="19"/>$this-&gt;adminReload(getLinkAdminHref($this-&gt;arrModule["modul"]));<text:line-break/> <text:s text:c="3"/><text:tab/><text:tab/>}</text:p>
      <text:p text:style-name="Quellcode"><text:tab/>[ ... ]action parts for the answers [ ... ] </text:p>
      <text:p text:style-name="Quellcode"><text:s text:c="4"/><text:tab/>}<text:line-break/> <text:s text:c="3"/><text:tab/>catch (class_exception $objException) {<text:line-break/> <text:s text:c="3"/><text:tab/> <text:s text:c="3"/>$objException-&gt;processException();<text:line-break/> <text:s text:c="3"/><text:tab/> <text:s text:c="3"/>$strReturn = "An internal error occured: ".$objException-&gt;getMessage();<text:line-break/> <text:s text:c="3"/><text:tab/>}<text:line-break/> <text:s text:c="3"/><text:tab/>$this-&gt;strOutput = $strReturn;<text:line-break/> <text:s text:c="3"/>}</text:p>
      <text:p text:style-name="Text_20_body">The action()-block controls the behavior of the class and calls the single methods, depending on the action requested. The action() method is called by the framework, passing the action to perform. If no action was passed, the class can decide what action to perform by default. In this case, the action “list” is considered as the default action, providing a list-view of the votings available (actionList()).</text:p>
      <text:p text:style-name="Quellcode"><text:tab/>public function getOutputContent() {<text:line-break/><text:tab/><text:tab/>return $this-&gt;strOutput;<text:line-break/><text:tab/>}</text:p>
      <text:p text:style-name="Text_20_body">The result of the execution is not returned via the return-value of the action() method, instead it's requested via the method getOutputContent() later on.</text:p>
      <text:p text:style-name="Quellcode"><text:soft-page-break/><text:tab/>public function getOutputModuleNavi() {<text:line-break/><text:tab/> <text:s text:c="3"/>$arrReturn = array();<text:line-break/><text:tab/> <text:s text:c="3"/>$arrReturn[] = array("right", getLinkAdmin("right", "change", "&amp;changemodule=".$this-&gt;arrModule["modul"], <text:s/>$this-&gt;getText("module_permissions"), "", "", true, "adminnavi"));<text:line-break/><text:tab/> <text:s text:c="3"/>$arrReturn[] = array("", "");<text:line-break/><text:tab/> <text:s text:c="3"/>$arrReturn[] = array("view", getLinkAdmin($this-&gt;arrModule["modul"], "list", "", $this-&gt;getText("module_list"), "", "", true, "adminnavi"));<text:line-break/><text:tab/> <text:s text:c="3"/>$arrReturn[] = array("", "");<text:line-break/><text:tab/> <text:s text:c="3"/>$arrReturn[] = array("edit", getLinkAdmin($this-&gt;arrModule["modul"], "newVoting", "", $this-&gt;getText("module_create"), "", "", true, "adminnavi"));<text:line-break/><text:tab/> <text:s text:c="3"/>return $arrReturn;<text:line-break/><text:tab/>}</text:p>
      <text:p text:style-name="Text_20_body">The structure of the module-navigation (the navigation on the left side when using the standard-skin) is set up by the method getOutputModuleNavi(). Its return-value is a two-dimensional array, each entry being another array. It contains the name of the required permission and the link related to the permission. The framework checks whether the user has the sufficient permissions to display the link automatically and hides the link otherwise.</text:p>
      <text:p text:style-name="Text_20_body">To build logical groups in the navigation, an array of empty values can be inserted to add a separator: $arrReturn[] = array("", "");</text:p>
      <text:p text:style-name="Text_20_body">See in addition <text:a xlink:type="simple" xlink:href="http://apidocs.kajona.de/v3.3.0/modul_system/class_admin.html#getOutputModuleNavi">http://apidocs.kajona.de/v3.3.0/modul_system/class_admin.html#getOutputModuleNavi</text:a></text:p>
      <text:p text:style-name="Quellcode"><text:s text:c="4"/>protected function getRequiredFields() {<text:line-break/> <text:s text:c="7"/>$strAction = $this-&gt;getAction();<text:line-break/> <text:s text:c="7"/>$arrReturn = array();<text:line-break/> <text:s text:c="7"/>if($strAction == "saveVoting") {<text:line-break/> <text:s text:c="11"/>$arrReturn["voting_title"] = "string";<text:line-break/> <text:s text:c="7"/>}</text:p>
      <text:p text:style-name="Quellcode"><text:s text:c="8"/>if($strAction == "saveAnswer") {<text:line-break/> <text:s text:c="11"/>$arrReturn["answer_title"] = "string";<text:line-break/> <text:s text:c="7"/>}</text:p>
      <text:p text:style-name="Quellcode"><text:s text:c="8"/>return $arrReturn;<text:line-break/> <text:s text:c="3"/>}</text:p>
      <text:p text:style-name="Text_20_body">The method getRequiredFields() can be used to validate the forms submitted by the user. If information is provided, the validation is done by the framework automatically. To use the validation, Kajona has to know what fields to validate at what action. In the example above, it'd be the field “voting_title” at action “saveVoting” and “answer_title” at “saveAnswer”. So, the method returns the fields to validate depending on the current action whereas the returned array is built up of entries schemed “field =&gt; data-type”.</text:p>
      <text:p text:style-name="Text_20_body">The validation is triggered by calling $this-&gt;validateForm() in the action method. </text:p>
      <text:p text:style-name="Text_20_body">The erroneous fields can be loaded, already formatted, and printed at a different location by calling $this-&gt;objToolkit-&gt;getValidationErrors($this).</text:p>
      <text:p text:style-name="Text_20_body">See in addition</text:p>
      <text:list xml:id="list1082180387" text:style-name="L6">
        <text:list-item>
          <text:p text:style-name="P11"><text:a xlink:type="simple" xlink:href="http://apidocs.kajona.de/v3.3.0/modul_system/class_admin.html#getRequiredFields">http://apidocs.kajona.de/v3.3.0/modul_system/class_admin.html#getRequiredFields</text:a></text:p>
        </text:list-item>
        <text:list-item>
          <text:p text:style-name="P11"><text:a xlink:type="simple" xlink:href="http://apidocs.kajona.de/v3.3.0/modul_system/class_admin.html#getValidationErrors">http://apidocs.kajona.de/v3.3.0/modul_system/class_admin.html#getValidationErrors</text:a></text:p>
        </text:list-item>
        <text:list-item>
          <text:p text:style-name="P11"><text:a xlink:type="simple" xlink:href="http://apidocs.kajona.de/v3.3.0/modul_system/class_toolkit_admin.html#getValidationErrors">http://apidocs.kajona.de/v3.3.0/modul_system/class_toolkit_admin.html#getValidationErrors</text:a></text:p>
          <text:p text:style-name="P11"/>
        </text:list-item>
      </text:list>
      <text:p text:style-name="Text_20_body">Now following is the rather long block of the actionList() method. It creates the table-based view of the votings. This method is one of the best places to get to know how to work with the toolkit, besides the form-generation mentioned in a later section.</text:p>
      <text:p text:style-name="Quellcode">private function actionList() {<text:line-break/> <text:s text:c="3"/>$strReturn = "";<text:line-break/> <text:s text:c="3"/>if($this-&gt;objRights-&gt;rightView($this-&gt;getModuleSystemid($this-&gt;arrModule["modul"]))) {<text:line-break/><text:soft-page-break/> <text:s text:c="7"/>$strVotings = "";<text:line-break/> <text:s text:c="7"/>$arrVotings = class_modul_votings_voting::getVotings();<text:line-break/> <text:s text:c="7"/>$intI = 0;</text:p>
      <text:p text:style-name="Text_20_body">It starts by verifying the permissions at module-level. If granted, the list of available votings is requested from the voting-bean. Afterwards, those votings are processed sequentially.</text:p>
      <text:p text:style-name="Quellcode"><text:line-break/> <text:s text:c="7"/>foreach($arrVotings as $objOneVoting) {<text:line-break/> <text:s text:c="11"/>if($this-&gt;objRights-&gt;rightView($objOneVoting-&gt;getSystemid())) {<text:line-break/> <text:s text:c="15"/>$strAction = "";<text:line-break/> <text:s text:c="15"/>if($this-&gt;objRights-&gt;rightEdit($objOneVoting-&gt;getSystemid())) {<text:line-break/> <text:s text:c="18"/>$strAction .= $this-&gt;objToolkit-&gt;listButton(getLinkAdmin($this-&gt;arrModule["modul"], "editVoting", "&amp;systemid=".$objOneVoting-&gt;getSystemid(), "", $this-&gt;getText("voting_edit"), "icon_pencil.gif"));<text:line-break/><text:line-break/> <text:s text:c="18"/>$strAction .= $this-&gt;objToolkit-&gt;listButton(getLinkAdmin($this-&gt;arrModule["modul"], "listAnswers", "&amp;systemid=".$objOneVoting-&gt;getSystemid(), "", $this-&gt;getText("voting_listAnswers"), "icon_book.gif"));<text:line-break/><text:line-break/> <text:s text:c="14"/>}</text:p>
      <text:p text:style-name="Text_20_body">For every voting, the loop checks the permissions of the current user. Only if the user is allowed to view the voting, execution proceeds. Before printing the voting, all possible actions are collected, in this case the actions to edit (“editVoting”) and to list the associated answers (“listAnswers”) are built – again depending on the permissions. The button is rendered by the toolkits' method listButton(), build using additional util-functions.</text:p>
      <text:p text:style-name="Text_20_body">See in addition</text:p>
      <text:list xml:id="list1359416683" text:style-name="L7">
        <text:list-item>
          <text:p text:style-name="P12"><text:a xlink:type="simple" xlink:href="http://apidocs.kajona.de/v3.3.0/modul_system/class_toolkit_admin.html#listButton">http://apidocs.kajona.de/v3.3.0/modul_system/class_toolkit_admin.html#listButton</text:a></text:p>
        </text:list-item>
        <text:list-item>
          <text:p text:style-name="P12"><text:a xlink:type="simple" xlink:href="http://apidocs.kajona.de/v3.3.0/modul_system/class_toolkit_admin.html#listDeleteButton">http://apidocs.kajona.de/v3.3.0/modul_system/class_toolkit_admin.html#listDeleteButton</text:a></text:p>
        </text:list-item>
        <text:list-item>
          <text:p text:style-name="P12"><text:a xlink:type="simple" xlink:href="http://apidocs.kajona.de/v3.3.0/modul_system/class_toolkit_admin.html#listStatusButton">http://apidocs.kajona.de/v3.3.0/modul_system/class_toolkit_admin.html#listStatusButton</text:a></text:p>
        </text:list-item>
        <text:list-item>
          <text:p text:style-name="P12"><text:a xlink:type="simple" xlink:href="http://apidocs.kajona.de/v3.3.0/modul_system/_system---functions.php.html#functiongetLinkAdmin">http://apidocs.kajona.de/v3.3.0/modul_system/_system---functions.php.html#functiongetLinkAdmin</text:a></text:p>
        </text:list-item>
      </text:list>
      <text:p text:style-name="Quellcode"><text:s text:c="15"/>if($this-&gt;objRights-&gt;rightDelete($objOneVoting-&gt;getSystemid()))<text:line-break/> <text:s text:c="18"/>$strAction .= $this-&gt;objToolkit-&gt;listDeleteButton(<text:line-break/> <text:s text:c="25"/>$objOneVoting-&gt;getStrTitle(), $this-&gt;getText("voting_delete_question"),<text:line-break/> <text:s text:c="26"/>getLinkAdminHref($this-&gt;arrModule["modul"], "deleteVoting", "&amp;systemid=".$objOneVoting-&gt;getSystemid()."&amp;voting_delete_final=1&amp;peClose=".$this-&gt;getParam("pe"))<text:line-break/> <text:s text:c="18"/>);</text:p>
      <text:p text:style-name="Quellcode"><text:s text:c="15"/>if($this-&gt;objRights-&gt;rightEdit($objOneVoting-&gt;getSystemid()))<text:line-break/> <text:s text:c="18"/>$strAction .= $this-&gt;objToolkit-&gt;listStatusButton($objOneVoting-&gt;getSystemid());<text:line-break/> <text:s text:c="14"/>if($this-&gt;objRights-&gt;rightRight($objOneVoting-&gt;getSystemid()))<text:line-break/> <text:s text:c="18"/>$strAction .= $this-&gt;objToolkit-&gt;listButton(getLinkAdmin("right", "change", "&amp;systemid=".$objOneVoting-&gt;getSystemid(), "", $this-&gt;getText("voting_permissions"), getRightsImageAdminName($objOneVoting-&gt;getSystemid())));<text:line-break/></text:p>
      <text:p text:style-name="Quellcode"><text:s text:c="15"/>$strVotings .= $this-&gt;objToolkit-&gt;listRow2Image(getImageAdmin("icon_question.gif"), uniStrTrim($objOneVoting-&gt;getStrTitle(), 80), $strAction, $intI++);</text:p>
      <text:p text:style-name="Text_20_body">The row for each voting is added by calling listRow2Image() - a row containing an image and two content-elements; the name of the voting and the actions.</text:p>
      <text:p text:style-name="Quellcode"><text:s/><text:line-break/> <text:s text:c="11"/>}<text:line-break/> <text:s text:c="7"/>}<text:line-break/><text:line-break/> <text:s text:c="7"/>if($this-&gt;objRights-&gt;rightEdit($this-&gt;getModuleSystemid($this-&gt;arrModule["modul"])))<text:line-break/> <text:s text:c="11"/>$strVotings .= $this-&gt;objToolkit-&gt;listRow2Image("", "", getLinkAdmin($this-&gt;arrModule["modul"], "newVoting", "", $this-&gt;getText("module_create"), $this-&gt;getText("module_create"), "icon_blank.gif"), $intI++);</text:p>
      <text:p text:style-name="Text_20_body"><text:soft-page-break/>A row to create a new voting completes the list.</text:p>
      <text:p text:style-name="Quellcode"><text:s text:c="8"/>if(uniStrlen($strVotings) != 0)<text:line-break/> <text:s text:c="11"/>$strVotings = $this-&gt;objToolkit-&gt;listHeader().$strVotings.$this-&gt;objToolkit-&gt;listFooter();<text:line-break/><text:line-break/> <text:s text:c="11"/>if(count($arrVotings) == 0)<text:line-break/> <text:s text:c="15"/>$strVotings.= $this-&gt;getText("list_empty");<text:line-break/><text:line-break/> <text:s text:c="11"/>$strReturn .= $strVotings;<text:line-break/> <text:s text:c="3"/>}<text:line-break/> <text:s text:c="3"/>else<text:line-break/> <text:s text:c="7"/>$strReturn = $this-&gt;getText("error_permissions");<text:line-break/><text:line-break/> <text:s text:c="3"/>return $strReturn;<text:line-break/>}</text:p>
      <text:p text:style-name="Text_20_body">To create a new voting or edit an already existing one, the action() method calls actionNewVoting() parametrized with the requested edit-type.</text:p>
      <text:p text:style-name="Quellcode">private function actionNewVoting($strMode = "new") {<text:line-break/> <text:s text:c="3"/>$strReturn = "";<text:line-break/> <text:s text:c="3"/>if($strMode == "new") {<text:line-break/> <text:s text:c="7"/>//Form to create new votings<text:line-break/> <text:s text:c="7"/>if($this-&gt;objRights-&gt;rightEdit($this-&gt;getModuleSystemid($this-&gt;arrModule["modul"]))) {<text:line-break/> <text:s text:c="11"/>$strReturn .= $this-&gt;objToolkit-&gt;getValidationErrors($this);<text:line-break/> <text:s text:c="11"/>$strReturn .= $this-&gt;objToolkit-&gt;formHeader(getLinkAdminHref($this-&gt;arrModule["modul"], "saveVoting"));<text:line-break/> <text:s text:c="11"/>$strReturn .= $this-&gt;objToolkit-&gt;formInputTextArea("<text:bookmark-start text:name="__DdeLink__1497_472522909"/>voting_title<text:bookmark-end text:name="__DdeLink__1497_472522909"/>", $this-&gt;getText("voting_title"), $this-&gt;getParam("voting_title"));<text:line-break/> <text:s text:c="11"/>$strReturn .= $this-&gt;objToolkit-&gt;formDateSingle("voting_start", <text:s/>$this-&gt;getText("voting_start"), new class_date());<text:line-break/> <text:s text:c="11"/>$strReturn .= $this-&gt;objToolkit-&gt;formDateSingle("voting_end", <text:s/>$this-&gt;getText("voting_end"), null);<text:line-break/> <text:s text:c="11"/>$strReturn .= $this-&gt;objToolkit-&gt;formInputHidden("systemid", "");<text:line-break/> <text:s text:c="11"/>$strReturn .= $this-&gt;objToolkit-&gt;formInputHidden("mode", "new");<text:line-break/> <text:s text:c="11"/>$strReturn .= $this-&gt;objToolkit-&gt;formInputHidden("peClose", $this-&gt;getParam("pe"));<text:line-break/> <text:s text:c="11"/>$strReturn .= $this-&gt;objToolkit-&gt;formInputSubmit($this-&gt;getText("button_save"));<text:line-break/> <text:s text:c="11"/>$strReturn .= $this-&gt;objToolkit-&gt;formClose();<text:line-break/> <text:s text:c="11"/>$strReturn .= $this-&gt;objToolkit-&gt;setBrowserFocus("votings_title");<text:line-break/> <text:s text:c="7"/>}<text:line-break/> <text:s text:c="7"/>else<text:line-break/> <text:s text:c="11"/>$strReturn .= $this-&gt;getText("error_permissions");<text:line-break/> <text:s text:c="3"/>}</text:p>
      <text:p text:style-name="Text_20_body">When creating a new voting, the permissions are checked on module-level, the form is created with empty fields. The element-name “voting_title” matches the value used in getRequiredFields(), providing the automated validation. Errors are printed by calling $this-&gt;objToolkit-&gt;getValidationErrors() at the head of the page.</text:p>
      <text:p text:style-name="Quellcode"><text:line-break/> <text:s text:c="3"/>elseif ($strMode == "edit") {<text:line-break/> <text:s text:c="7"/>//Rights<text:line-break/> <text:s text:c="7"/>if($this-&gt;objRights-&gt;rightEdit($this-&gt;getSystemid())) {<text:line-break/> <text:s text:c="11"/>$objVoting = new class_modul_votings_voting($this-&gt;getSystemid());<text:line-break/> <text:s text:c="11"/>$strReturn .= $this-&gt;objToolkit-&gt;getValidationErrors($this);<text:line-break/> <text:s text:c="11"/>$strReturn .= $this-&gt;objToolkit-&gt;formHeader(getLinkAdminHref($this-&gt;arrModule["modul"], "saveVoting"));<text:line-break/> <text:s text:c="11"/>$strReturn .= $this-&gt;objToolkit-&gt;formInputTextArea("voting_title", $this-&gt;getText("voting_title"), $objVoting-&gt;getStrTitle());<text:line-break/> <text:s text:c="11"/>$strReturn .= $this-&gt;objToolkit-&gt;formDateSingle("voting_start", <text:s/>$this-&gt;getText("voting_start"), $objVoting-&gt;getLongDateStart() != 0 ? new class_date($objVoting-&gt;getLongDateStart()) : null);<text:line-break/> <text:s text:c="11"/>$strReturn .= $this-&gt;objToolkit-&gt;formDateSingle("voting_end", <text:s/>$this-&gt;getText("voting_end"), $objVoting-&gt;getLongDateEnd() != 0 ? new class_date($objVoting-&gt;getLongDateEnd()) : null);<text:line-break/><text:line-break/> <text:s text:c="11"/>$strReturn .= $this-&gt;objToolkit-&gt;formInputHidden("systemid", $this-&gt;getSystemid());<text:line-break/> <text:s text:c="11"/>$strReturn .= $this-&gt;objToolkit-&gt;formInputHidden("mode", "edit");<text:line-break/> <text:s text:c="11"/>$strReturn .= $this-&gt;objToolkit-&gt;formInputHidden("peClose", $this-&gt;getParam("pe"));<text:line-break/> <text:s text:c="11"/>$strReturn .= $this-&gt;objToolkit-&gt;formInputSubmit($this-&gt;getText("button_save"));<text:line-break/> <text:s text:c="11"/>$strReturn .= $this-&gt;objToolkit-&gt;formClose();<text:line-break/><text:soft-page-break/> <text:s text:c="11"/>$strReturn .= $this-&gt;objToolkit-&gt;setBrowserFocus("votings_title");<text:line-break/> <text:s text:c="7"/>}<text:line-break/> <text:s text:c="7"/>else<text:line-break/> <text:s text:c="11"/>$strReturn .= $this-&gt;getText("error_permissions");<text:line-break/> <text:s text:c="3"/>}<text:line-break/> <text:s text:c="3"/>return $strReturn;<text:line-break/>}</text:p>
      <text:p text:style-name="Text_20_body">When editing an existing voting, the permissions are checked right in context of the voting, the fields are populated with the values of the voting. </text:p>
      <text:p text:style-name="Text_20_body">The form is created completely by toolkit-functionality.</text:p>
      <text:p text:style-name="Quellcode"><text:s text:c="4"/>private function actionSaveVoting() {<text:line-break/> <text:s text:c="7"/>$strReturn = "";<text:line-break/><text:bookmark-start text:name="__DdeLink__1579_472522909"/> <text:s text:c="3"/><text:bookmark-end text:name="__DdeLink__1579_472522909"/><text:s text:c="4"/>$objVoting = null;<text:line-break/> <text:s text:c="7"/>if($this-&gt;getParam("mode") == "new" &amp;&amp; $this-&gt;objRights-&gt;rightEdit($this-&gt;getModuleSystemid($this-&gt;arrModule["modul"]))) {<text:line-break/> <text:s text:c="11"/>$objVoting = new class_modul_votings_voting();<text:line-break/> <text:s text:c="7"/>}<text:line-break/> <text:s text:c="7"/>elseif($this-&gt;getParam("mode") == "edit" &amp;&amp; $this-&gt;objRights-&gt;rightEdit($this-&gt;getSystemid())) {<text:line-break/> <text:s text:c="11"/>$objVoting = new class_modul_votings_voting($this-&gt;getSystemid());<text:line-break/> <text:s text:c="7"/>}</text:p>
      <text:p text:style-name="Quellcode"><text:s text:c="8"/>if($objVoting != null) {<text:line-break/> <text:s text:c="11"/>$objVoting-&gt;setStrTitle($this-&gt;getParam("voting_title"));<text:line-break/> <text:s text:c="11"/>//parse passed dates<text:line-break/> <text:s text:c="11"/>$objStartDate = new class_date("0");<text:line-break/> <text:s text:c="11"/>$objStartDate-&gt;generateDateFromParams("voting_start", $this-&gt;getAllParams());<text:line-break/> <text:s text:c="11"/>$objEndDate = new class_date("0");<text:line-break/> <text:s text:c="11"/>$objEndDate-&gt;generateDateFromParams("voting_end", $this-&gt;getAllParams());<text:line-break/> <text:s text:c="11"/>$objVoting-&gt;setLongDateStart($objStartDate-&gt;getLongTimestamp());<text:line-break/> <text:s text:c="11"/>$objVoting-&gt;setLongDateEnd($objEndDate-&gt;getLongTimestamp());<text:line-break/> <text:s text:c="11"/>if(!$objVoting-&gt;updateObjectToDb( $this-&gt;getModuleSystemid($this-&gt;arrModule["modul"])))<text:line-break/> <text:s text:c="15"/>throw new class_exception("Error updating object to db", class_exception::$level_ERROR);<text:line-break/> <text:s text:c="7"/>}<text:line-break/> <text:s text:c="7"/>else<text:line-break/> <text:s text:c="11"/>$strReturn .= $this-&gt;getText("error_permissions");<text:line-break/><text:line-break/> <text:s text:c="7"/>return $strReturn;<text:line-break/> <text:s text:c="3"/>}<text:line-break/></text:p>
      <text:p text:style-name="Text_20_body">The only difference between new and existing objects is done during initialization of the voting in order to save it. The processing of the date-values is done by the class_date transparently just by calling generateDateFromParams(). </text:p>
      <text:p text:style-name="Text_20_body">When saving the object you don't have to take care whether the object is a new or an existing one, this is done by the framework.</text:p>
      <text:p text:style-name="Text_20_body">See in addition</text:p>
      <text:list xml:id="list566376344" text:style-name="L8">
        <text:list-item>
          <text:p text:style-name="P13"><text:a xlink:type="simple" xlink:href="http://apidocs.kajona.de/v3.3.0/modul_system/class_date.html">http://apidocs.kajona.de/v3.3.0/modul_system/class_date.html</text:a></text:p>
        </text:list-item>
        <text:list-item>
          <text:p text:style-name="P13"><text:a xlink:type="simple" xlink:href="http://apidocs.kajona.de/v3.3.0/modul_system/class_date.html#generateDateFromParams">http://apidocs.kajona.de/v3.3.0/modul_system/class_date.html#generateDateFromParams</text:a></text:p>
        </text:list-item>
        <text:list-item>
          <text:p text:style-name="P13"><text:a xlink:type="simple" xlink:href="http://apidocs.kajona.de/v3.3.0/modul_system/class_model.html#updateObjectToDb">http://apidocs.kajona.de/v3.3.0/modul_system/class_model.html#updateObjectToDb</text:a></text:p>
        </text:list-item>
      </text:list>
      <text:p text:style-name="Quellcode"><text:s text:c="4"/>private function <text:bookmark-start text:name="__DdeLink__1711_472522909"/>actionDeleteVoting<text:bookmark-end text:name="__DdeLink__1711_472522909"/>() {<text:line-break/> <text:s text:c="7"/>$strReturn = "";<text:line-break/> <text:s text:c="7"/>if($this-&gt;objRights-&gt;rightDelete($this-&gt;getSystemid())) {<text:line-break/> <text:s text:c="11"/>if($this-&gt;getParam("voting_delete_final") == "") {<text:line-break/> <text:s text:c="15"/>$objFaq = new class_modul_votings_voting($this-&gt;getSystemid());<text:line-break/> <text:s text:c="15"/>$strName = $objFaq-&gt;getStrTitle();<text:line-break/> <text:s text:c="15"/>$strReturn .= $this-&gt;objToolkit-&gt;warningBox($strName<text:line-break/> <text:s text:c="26"/>."&lt;br /&gt;&lt;a href=\""._indexpath_."?admin=1&amp;amp;module=".$this-&gt;arrModule["modul"]."&amp;amp;action=deleteVoting&amp;amp;systemid="<text:line-break/> <text:s text:c="26"/>.$this-&gt;getSystemid().($this-&gt;getParam("pe") == "" ? "" : "&amp;amp;peClose=".$this-&gt;getParam("pe"))."&amp;amp;voting_delete_final=1\"&gt;"<text:line-break/> <text:s text:c="30"/>.$this-&gt;getText("voting_delete_question"));<text:line-break/><text:soft-page-break/> <text:s text:c="11"/>}<text:line-break/> <text:s text:c="11"/>elseif($this-&gt;getParam("voting_delete_final") == "1") {<text:line-break/> <text:s text:c="15"/>$objVoting = new class_modul_votings_voting($this-&gt;getSystemid());<text:line-break/> <text:s text:c="15"/>if(!$objVoting-&gt;deleteVoting())<text:line-break/> <text:s text:c="19"/>throw new class_exception("Error deleting object from db", class_exception::$level_ERROR);<text:line-break/> <text:s text:c="11"/>}<text:line-break/> <text:s text:c="7"/>}<text:line-break/> <text:s text:c="7"/>else<text:line-break/> <text:s text:c="11"/>$strReturn .= $this-&gt;getText("error_permissions");<text:line-break/><text:line-break/> <text:s text:c="7"/>return $strReturn;<text:line-break/> <text:s text:c="3"/>}</text:p>
      <text:p text:style-name="Text_20_body">The method actionDeleteVoting() is called as soon as a voting should be deleted. The first part creates a confirmation dialog shown in the portal-editor. When deleting a voting via the backend, the dialog was generated in actionList() before, so there's no need to show another warning-message – the second part is executed directly. The voting is deleted by calling the matching method on the voting bean.</text:p>
      <text:p text:style-name="Quellcode">[ ... Answer-Functions ... ]</text:p>
      <text:p text:style-name="Quellcode">}</text:p>
      <text:p text:style-name="Text_20_body">The methods to manage the answers are nearly the same and don't have to be analyzed again.</text:p>
      <text:p text:style-name="Text_20_body">The only relevant difference is when saving an answer:</text:p>
      <text:p text:style-name="Quellcode">if(!$objAnswer-&gt;updateObjectToDb( $this-&gt;getParam("votingid") ) )</text:p>
      <text:p text:style-name="Text_20_body">The parameter when calling updateObjectToDb() is the id of the related voting. By passing this id, the framework creates the relation between voting and answer automatically in the background.</text:p>
      <text:h text:style-name="Heading_20_2" text:outline-level="2">/admin/elemente/class_element_votings.php</text:h>
      <text:p text:style-name="Text_20_body">The creation of page-element was already part of two tutorials, unfortunately available only in german:</text:p>
      <text:list xml:id="list1849739303" text:style-name="L9">
        <text:list-item>
          <text:p text:style-name="P14"><text:a xlink:type="simple" xlink:href="http://www.kajona.de/simplepageelement.html">http://www.kajona.de/simplepageelement.html</text:a></text:p>
        </text:list-item>
        <text:list-item>
          <text:p text:style-name="P14"><text:a xlink:type="simple" xlink:href="http://www.kajona.de/complexpageelement.html">http://www.kajona.de/complexpageelement.html</text:a></text:p>
        </text:list-item>
      </text:list>
      <text:p text:style-name="Text_20_body">Nevertheless, we'll have a look at the elements.</text:p>
      <text:p text:style-name="Quellcode">class class_element_votings extends class_element_admin implements interface_admin_element {<text:line-break/><text:tab/>public function __construct() {<text:line-break/><text:tab/><text:tab/>$arrModule = array();<text:line-break/><text:tab/><text:tab/>$arrModule["name"] <text:tab/><text:tab/><text:tab/>= "element_votings";<text:line-break/><text:tab/><text:tab/>$arrModule["author"]<text:tab/><text:tab/><text:tab/>= "sidler @ mulchprod.de";<text:line-break/><text:tab/><text:tab/>$arrModule["moduleId"]<text:tab/><text:tab/><text:tab/>= _pages_elemente_modul_id_;<text:line-break/><text:tab/><text:tab/>$arrModule["table"] <text:tab/><text:tab/><text:tab/>= _dbprefix_."element_universal";<text:line-break/><text:tab/><text:tab/>$arrModule["modul"]<text:tab/><text:tab/><text:tab/>= "elemente";<text:line-break/><text:tab/><text:tab/>$arrModule["tableColumns"] <text:s/><text:tab/><text:tab/>= "char1|char,char2|char,int1|number";<text:line-break/><text:tab/><text:tab/>parent::__construct($arrModule);<text:line-break/><text:tab/>}</text:p>
      <text:p text:style-name="Text_20_body">As usual, the constructor defines the metadata. Absolutely relevant are the entries “table” and “tableColumns”, based on those values the framework creates the SQL-code to save the elements' data.</text:p>
      <text:p text:style-name="Text_20_body">See in addition</text:p>
      <text:list xml:id="list1826110800" text:style-name="L10">
        <text:list-item>
          <text:p text:style-name="P15"><text:a xlink:type="simple" xlink:href="http://apidocs.kajona.de/v3.3.0/modul_pages/interface_admin_element.html">http://apidocs.kajona.de/v3.3.0/modul_pages/interface_admin_element.html</text:a></text:p>
        </text:list-item>
        <text:list-item>
          <text:p text:style-name="P15"><text:a xlink:type="simple" xlink:href="http://apidocs.kajona.de/v3.3.0/modul_pages/class_element_admin.html">http://apidocs.kajona.de/v3.3.0/modul_pages/class_element_admin.html</text:a></text:p>
        </text:list-item>
      </text:list>
      <text:p text:style-name="Quellcode"><text:soft-page-break/><text:tab/>public function getEditForm($arrElementData)<text:tab/>{<text:line-break/><text:tab/><text:tab/>$strReturn = "";<text:line-break/><text:tab/><text:tab/>$arrRawVotings = class_modul_votings_voting::getVotings(true);<text:line-break/><text:tab/><text:tab/>$arrVotings = array();<text:line-break/><text:line-break/><text:tab/><text:tab/>foreach ($arrRawVotings as $objOneVoting)<text:line-break/><text:tab/><text:tab/>$arrVotings[$objOneVoting-&gt;getSystemid()] = $objOneVoting-&gt;getStrTitle();<text:line-break/><text:tab/><text:tab/>$strReturn .= $this-&gt;objToolkit-&gt;formInputDropdown("char1", $arrVotings, $this-&gt;getText("votings_voting"), (isset($arrElementData["char1"]) ? $arrElementData["char1"] : "" ));</text:p>
      <text:p text:style-name="Text_20_body">The element of the form provides a dropdown to select the voting to display. Only active votings are provided due to the “true”-parameter when loading the votings.</text:p>
      <text:p text:style-name="Quellcode"><text:tab/><text:tab/>$objFilesystem = new class_filesystem();<text:line-break/><text:tab/><text:tab/>$arrTemplates = $objFilesystem-&gt;getFilelist("/templates/modul_votings", ".tpl");<text:line-break/><text:tab/><text:tab/>$arrTemplatesDD = array();<text:line-break/><text:tab/><text:tab/>if(count($arrTemplates) &gt; 0) {<text:line-break/><text:tab/><text:tab/><text:tab/>foreach($arrTemplates as $strTemplate) {<text:line-break/><text:tab/><text:tab/><text:tab/><text:tab/>$arrTemplatesDD[$strTemplate] = $strTemplate;<text:line-break/><text:tab/><text:tab/><text:tab/>}<text:line-break/><text:tab/><text:tab/>}<text:line-break/><text:line-break/><text:tab/><text:tab/>if(count($arrTemplates) == 1)<text:line-break/><text:tab/><text:tab/><text:tab/>$this-&gt;addOptionalFormElement($this-&gt;objToolkit-&gt;formInputDropdown("char2", $arrTemplatesDD, $this-&gt;getText("votings_template"), (isset($arrElementData["char2"]) ? $arrElementData["char2"] : "" )));<text:line-break/> <text:s text:c="7"/>else<text:line-break/> <text:s text:c="11"/>$strReturn .= $this-&gt;objToolkit-&gt;formInputDropdown("char2", $arrTemplatesDD, $this-&gt;getText("votings_template"), (isset($arrElementData["char2"]) ? $arrElementData["char2"] : "" ));</text:p>
      <text:p text:style-name="Text_20_body">All available templates are loaded from the file system. If there's only one template, the dropdown is added as an optional element, so it's hidden by default (<text:a xlink:type="simple" xlink:href="http://apidocs.kajona.de/v3.3.0/modul_pages/class_element_admin.html#addOptionalFormElement">http://apidocs.kajona.de/v3.3.0/modul_pages/class_element_admin.html#addOptionalFormElement</text:a>). If there's more then one template, the dropdown is added to the form as usual.</text:p>
      <text:p text:style-name="Quellcode"><text:tab/><text:tab/>$arrModeDD = array(<text:line-break/><text:tab/><text:tab/><text:tab/>"0" =&gt; $this-&gt;getText("votings_mode_voting"),<text:line-break/><text:tab/><text:tab/><text:tab/>"1" =&gt; $this-&gt;getText("votings_mode_result")<text:line-break/><text:tab/><text:tab/>);<text:line-break/><text:line-break/><text:tab/><text:tab/>$strReturn .= $this-&gt;objToolkit-&gt;formInputDropdown("int1", $arrModeDD, $this-&gt;getText("votings_mode"), (isset($arrElementData["int1"]) ? $arrElementData["int1"] : "" ));<text:line-break/><text:line-break/><text:tab/><text:tab/>$strReturn .= $this-&gt;objToolkit-&gt;setBrowserFocus("char1");<text:line-break/><text:tab/><text:tab/>return $strReturn;<text:line-break/><text:tab/>}<text:line-break/>}</text:p>
      <text:p text:style-name="Text_20_body">As defined in the requirements of the module, the last dropdown is used to set up the elements' mode: voting or results.</text:p>
      <text:h text:style-name="Heading_20_2" text:outline-level="2">/portal/elemente/class_element_votings.php</text:h>
      <text:p text:style-name="Quellcode">class class_element_votings extends class_element_portal implements interface_portal_element {</text:p>
      <text:p text:style-name="Quellcode"><text:tab/>public function __construct($objElementData) {<text:line-break/><text:tab/><text:tab/>$arrModule = array();<text:line-break/><text:tab/><text:tab/>$arrModule["name"] <text:tab/><text:tab/><text:tab/>= "element_votings";<text:line-break/><text:tab/><text:tab/>$arrModule["author"] <text:tab/><text:tab/><text:tab/>= "sidler @ mulchprod.de";<text:line-break/><text:tab/><text:tab/>$arrModule["moduleId"] <text:tab/><text:tab/>= _pages_elemente_modul_id_;<text:line-break/><text:tab/><text:tab/>$arrModule["table"]<text:tab/><text:tab/><text:tab/>= _dbprefix_."element_universal";<text:line-break/><text:tab/><text:tab/>parent::__construct($arrModule, $objElementData);<text:line-break/><text:tab/>}<text:line-break/></text:p>
      <text:p text:style-name="Text_20_body">No further comments ;). As you already may have guessed, especially the entry “table” is an important one. The framework loads the data out of this table and passes the loaded data to the element for further usage.</text:p>
      <text:p text:style-name="Quellcode"><text:soft-page-break/><text:tab/>public function loadData() {<text:line-break/><text:tab/><text:tab/>$strReturn = "";</text:p>
      <text:p text:style-name="Quellcode"><text:tab/><text:tab/>$objvotingsModule = class_modul_system_module::getModuleByName("votings");<text:line-break/><text:tab/><text:tab/>if($objvotingsModule != null) {<text:line-break/><text:tab/><text:tab/><text:tab/>$strClassName = uniStrReplace(".php", "", $objvotingsModule-&gt;getStrNamePortal());<text:line-break/><text:tab/><text:tab/><text:tab/>$objVotings = new $strClassName($this-&gt;arrElementData);<text:line-break/><text:tab/><text:tab/><text:tab/>$strReturn = $objVotings-&gt;action();<text:line-break/><text:tab/><text:tab/>}<text:line-break/><text:tab/><text:tab/>return $strReturn;<text:line-break/><text:tab/>}<text:line-break/>}</text:p>
      <text:p text:style-name="Text_20_body">The functionality of the element is limited to loading the metadata of the votings-module and to create an instance of the portal-class. Control is passed to this objects afterwards. To summarize it, the only function of the page-element is to act as a factory for the voting and as a bridge between page and module.</text:p>
      <text:h text:style-name="Heading_20_2" text:outline-level="2">/portal/class_modul_votings_portal.php</text:h>
      <text:p text:style-name="Text_20_body">The structure of the portal-class is quite similar to the structure of the admin-class, so we'll only take a look a the portal-specifics.</text:p>
      <text:p text:style-name="Quellcode"><text:s text:c="8"/>[ ... ]</text:p>
      <text:p text:style-name="Quellcode"><text:s text:c="8"/>parent::__construct($arrModule, $arrElementData);<text:line-break/><text:bookmark-start text:name="__DdeLink__2234_472522909"/> <text:s text:c="7"/><text:bookmark-end text:name="__DdeLink__2234_472522909"/>// save a cookie to store the voting<text:line-break/> <text:s text:c="7"/>$objCookie = new class_cookie();<text:line-break/> <text:s text:c="7"/>$this-&gt;arrCookieValues = explode(",", $objCookie-&gt;getCookie($this-&gt;STR_COOKIE_NAME));<text:line-break/> <text:s text:c="6"/><text:line-break/><text:tab/>}</text:p>
      <text:p text:style-name="Text_20_body">Based on the requirements, the module should save a protocol of votings performed using a cookie. Since the cookie is used at various places in the class, the value is being saved as a class-variable.</text:p>
      <text:p text:style-name="Quellcode">public function action() [...]</text:p>
      <text:p text:style-name="Text_20_body">Controls the behavior of the class. The work is done in actionList() instead.</text:p>
      <text:p text:style-name="Quellcode">public function actionList() {<text:line-break/> <text:s text:c="7"/>$strReturn = "";<text:line-break/><text:line-break/> <text:s text:c="7"/>//load the associated voting<text:line-break/> <text:s text:c="7"/>$objVoting = new class_modul_votings_voting($this-&gt;arrElementData["char1"]);<text:line-break/> <text:s text:c="7"/>//view-permissions given?<text:line-break/> <text:s text:c="7"/>if($objVoting-&gt;rightView()) {<text:line-break/> <text:s text:c="11"/>$strVotingContent = "";<text:line-break/> <text:s text:c="11"/>if($this-&gt;arrElementData["int1"] == 0) {</text:p>
      <text:p text:style-name="Text_20_body">This is the switch between the two modes: 0 is the voting whereas 1 is a rendering of the results.</text:p>
      <text:p text:style-name="Quellcode"><text:s text:c="15"/>//voting mode<text:line-break/> <text:s text:c="14"/>//permissions sufficient?<text:line-break/> <text:s text:c="15"/>if($objVoting-&gt;rightRight1()) {<text:line-break/> <text:s text:c="19"/>//check the start n end dates<text:line-break/> <text:s text:c="19"/>$objDateStart = null;<text:line-break/> <text:s text:c="19"/>$objDateEnd = null;<text:line-break/> <text:s text:c="19"/>if($objVoting-&gt;getLongDateStart() != "" &amp;&amp; $objVoting-&gt;getLongDateStart() != 0)<text:line-break/> <text:s text:c="23"/>$objDateStart = new class_date($objVoting-&gt;getLongDateStart() );<text:line-break/> <text:s text:c="19"/>if($objVoting-&gt;getLongDateEnd() != "" &amp;&amp; $objVoting-&gt;getLongDateEnd() != 0)<text:line-break/> <text:s text:c="23"/>$objDateEnd = new class_date($objVoting-&gt;getLongDateEnd() );<text:line-break/> <text:s text:c="19"/>$bitDatesAllow = true;<text:line-break/> <text:s text:c="19"/>if($objDateStart != null &amp;&amp; $objDateStart-&gt;getLongTimestamp() &gt; class_date::getCurrentTimestamp())<text:line-break/><text:soft-page-break/> <text:s text:c="23"/>$bitDatesAllow = false;<text:line-break/><text:line-break/> <text:s text:c="19"/>if($objDateEnd != null &amp;&amp; $objDateEnd-&gt;getLongTimestamp() &lt; class_date::getCurrentTimestamp())<text:line-break/> <text:s text:c="23"/>$bitDatesAllow = false;<text:line-break/><text:line-break/> <text:s text:c="19"/>//already voted before?<text:line-break/> <text:s text:c="19"/>if(in_array($objVoting-&gt;getSystemid(), $this-&gt;arrCookieValues)) {<text:line-break/> <text:s text:c="23"/>$strVotingContent = $this-&gt;getText("error_voted");<text:line-break/> <text:s text:c="19"/>}<text:line-break/> <text:s text:c="19"/>else if(!$bitDatesAllow ) {<text:line-break/> <text:s text:c="23"/>$strVotingContent = $this-&gt;getText("error_dates");<text:line-break/> <text:s text:c="19"/>}<text:line-break/> <text:s text:c="19"/>else {</text:p>
      <text:p text:style-name="Text_20_body">In order to be able to vote, the user has to fulfill the conditions tested above: the voting wasn't submitted before, the permission “right1” is given and the start- and end-dates are matching (if given).</text:p>
      <text:p text:style-name="Quellcode"><text:s text:c="24"/>$strAnswers = "";<text:line-break/> <text:s text:c="23"/>$strAnswerTemplateID = $strListTemplateID = $this-&gt;objTemplate-&gt;readTemplate("/modul_votings/".$this-&gt;arrElementData["char2"], "voting_voting_option");<text:line-break/> <text:s text:c="23"/>//load the list of answers<text:line-break/> <text:s text:c="23"/>$arrAnswers = $objVoting-&gt;getAllAnswers(true);<text:line-break/> <text:s text:c="23"/>foreach($arrAnswers as $objOneAnswer) {<text:line-break/> <text:s text:c="27"/>$arrTemplate = array();<text:line-break/> <text:s text:c="27"/>$arrTemplate["voting_systemid"] = $objVoting-&gt;getSystemid();<text:line-break/> <text:s text:c="27"/>$arrTemplate["answer_systemid"] = $objOneAnswer-&gt;getSystemid();<text:line-break/> <text:s text:c="27"/>$arrTemplate["answer_text"] = $objOneAnswer-&gt;getStrText();<text:line-break/> <text:s text:c="27"/>$strAnswers .= $this-&gt;fillTemplate($arrTemplate, $strAnswerTemplateID);<text:line-break/> <text:s text:c="23"/>}</text:p>
      <text:p text:style-name="Text_20_body">Every answer is rendered using the template-section „voting_voting_option“. This provides the most flexibility when layouting the voting. The placeholders available at the template-section are collected in the array $arrTemplate.</text:p>
      <text:p text:style-name="Quellcode"><text:s text:c="24"/>//create the wrapper<text:line-break/> <text:s text:c="23"/>$strFormTemplateID = $strListTemplateID = $this-&gt;objTemplate-&gt;readTemplate("/modul_votings/".$this-&gt;arrElementData["char2"], "voting_voting");<text:line-break/> <text:s text:c="23"/>$arrTemplate = array();<text:line-break/> <text:s text:c="23"/>$arrTemplate["voting_answers"] = $strAnswers;<text:line-break/> <text:s text:c="23"/>$arrTemplate["voting_systemid"] = $objVoting-&gt;getSystemid();<text:line-break/> <text:s text:c="23"/>$arrTemplate["voting_action"] = getLinkPortalHref($this-&gt;getPagename(), "", "submitVoting");<text:line-break/> <text:s text:c="23"/>$strVotingContent .= $this-&gt;fillTemplate($arrTemplate, $strFormTemplateID);</text:p>
      <text:p text:style-name="Text_20_body">The collected and rendered answers are now rendered inside the wrapper „voting_voting“, building the surrounding form.</text:p>
      <text:p text:style-name="Quellcode"><text:s text:c="20"/>}<text:line-break/><text:line-break/> <text:s text:c="15"/>}<text:line-break/> <text:s text:c="15"/>else<text:line-break/> <text:s text:c="19"/>$strVotingContent = $this-&gt;getText("error_permissions");<text:line-break/> <text:s text:c="11"/>}<text:line-break/> <text:s text:c="11"/>else if($this-&gt;arrElementData["int1"] == 1) {<text:line-break/> <text:s text:c="15"/>//result mode<text:line-break/> <text:s text:c="15"/>$strAnswers = "";<text:line-break/> <text:s text:c="15"/>$intTotalVotes = 0;<text:line-break/> <text:s text:c="15"/>$strAnswerTemplateID = $strListTemplateID = $this-&gt;objTemplate-&gt;readTemplate("/modul_votings/".$this-&gt;arrElementData["char2"], "voting_result_answer");<text:line-break/> <text:s text:c="15"/>//load the list of answers<text:line-break/> <text:s text:c="15"/>$arrAnswers = $objVoting-&gt;getAllAnswers(true);<text:line-break/> <text:s text:c="15"/>//first run to sum up<text:line-break/> <text:s text:c="15"/>foreach($arrAnswers as $objOneAnswer) {<text:line-break/> <text:s text:c="19"/>$intTotalVotes += $objOneAnswer-&gt;getIntHits();<text:line-break/> <text:s text:c="15"/>}</text:p>
      <text:p text:style-name="Quellcode"><text:s text:c="16"/>foreach($arrAnswers as /** @var class_modul_votings_answer */$objOneAnswer) {<text:line-break/> <text:s text:c="19"/>$arrTemplate = array();<text:line-break/> <text:s text:c="19"/>$arrTemplate["answer_text"] = $objOneAnswer-&gt;getStrText();<text:line-break/><text:soft-page-break/> <text:s text:c="19"/>$arrTemplate["answer_hits"] = $objOneAnswer-&gt;getIntHits();<text:line-break/> <text:s text:c="19"/>$arrTemplate["<text:bookmark-start text:name="__DdeLink__2400_472522909"/>answer_percent<text:bookmark-end text:name="__DdeLink__2400_472522909"/>"] = "0";<text:line-break/> <text:s text:c="19"/>if($objOneAnswer-&gt;getIntHits() &gt; 0) { <text:s text:c="23"/>$arrTemplate["answer_percent"] = (int)(100 / ($intTotalVotes / $objOneAnswer-&gt;getIntHits())) ;<text:line-break/> <text:s text:c="19"/>}</text:p>
      <text:p text:style-name="Quellcode"><text:s text:c="20"/>$strAnswers .= $this-&gt;fillTemplate($arrTemplate, $strAnswerTemplateID);<text:line-break/> <text:s text:c="15"/>}<text:line-break/><text:line-break/> <text:s text:c="15"/>$strResultTemplateID = $this-&gt;objTemplate-&gt;readTemplate("/modul_votings/".$this-&gt;arrElementData["char2"], "voting_result");<text:line-break/> <text:s text:c="15"/>$arrTemplate = array();<text:line-break/> <text:s text:c="15"/>$arrTemplate["voting_answers"] = $strAnswers;<text:line-break/> <text:s text:c="15"/>$arrTemplate["voting_hits"] = $intTotalVotes;<text:line-break/> <text:s text:c="15"/>$strVotingContent .= $this-&gt;fillTemplate($arrTemplate, $strResultTemplateID);<text:line-break/> <text:s text:c="11"/>}</text:p>
      <text:p text:style-name="Text_20_body">The way the results are rendered is the same. Instead of rendering a form, a graphical representation of the results is created. The percental distribution of votes is calculated and available in the template-section via the placeholder „answer_percent“.</text:p>
      <text:p text:style-name="Quellcode"><text:s text:c="12"/>[ ... ]<text:line-break/> <text:s text:c="3"/>}</text:p>
      <text:p text:style-name="Text_20_body">The last missing part is the saving of the votes submitted by the user. This is the job of the method actionSubmitVoting().</text:p>
      <text:p text:style-name="Quellcode"><text:s text:c="4"/>private function <text:bookmark-start text:name="__DdeLink__2418_472522909"/>actionSubmitVoting<text:bookmark-end text:name="__DdeLink__2418_472522909"/>() {<text:line-break/> <text:s text:c="7"/>$objVoting = new class_modul_votings_voting($this-&gt;arrElementData["char1"]);<text:line-break/> <text:s text:c="7"/>// check if the submitted vote matches the current one -&gt; multiple votings per page<text:line-break/> <text:s text:c="7"/>if($objVoting-&gt;getSystemid() == $this-&gt;getParam("systemid")) {<text:line-break/> <text:s text:c="11"/>//recheck permissions<text:line-break/> <text:s text:c="11"/>if($objVoting-&gt;rightRight1() &amp;&amp; !in_array($objVoting-&gt;getSystemid(), $this-&gt;arrCookieValues)) {<text:line-break/> <text:s text:c="15"/>//load the submitted answer<text:line-break/> <text:s text:c="15"/>$strAnswerID = $this-&gt;getParam("voting_".$objVoting-&gt;getSystemid());<text:line-break/> <text:s text:c="15"/>if(validateSystemid($strAnswerID)) {<text:line-break/> <text:s text:c="19"/>$objAnswer = new class_modul_votings_answer($strAnswerID);<text:line-break/> <text:s text:c="19"/>$objAnswer-&gt;setIntHits($objAnswer-&gt;getIntHits()+1);<text:line-break/> <text:s text:c="19"/>$objAnswer-&gt;<text:bookmark-start text:name="__DdeLink__2436_472522909"/>updateObjectToDb<text:bookmark-end text:name="__DdeLink__2436_472522909"/>();</text:p>
      <text:p text:style-name="Quellcode"><text:s text:c="20"/>$this-&gt;arrCookieValues[] = $objVoting-&gt;getSystemid();<text:line-break/> <text:s text:c="19"/>$objCookie = new class_cookie();<text:line-break/> <text:s text:c="19"/>$objCookie-&gt;setCookie($this-&gt;STR_COOKIE_NAME, implode(",", $this-&gt;arrCookieValues));<text:line-break/> <text:s text:c="15"/>}<text:line-break/> <text:s text:c="11"/>}<text:line-break/> <text:s text:c="7"/>}<text:line-break/> <text:s text:c="3"/>}</text:p>
      <text:p text:style-name="Text_20_body">After validating the submitted id, the matching answer-object is loaded and the number of hits are increased by one. To save the new state, the already known method updateObjectToDb() is called. In addition, the value of the cookie is supplemented by the id of the current voting in order to validate the rating-history afterwards.</text:p>
      <text:h text:style-name="Heading_20_2" text:outline-level="2">/templates/modul_votings/votings.tpl</text:h>
      <text:p text:style-name="Quellcode">&lt;voting_wrapper&gt;<text:line-break/> <text:s text:c="3"/>&lt;div&gt;<text:line-break/> <text:s text:c="7"/>&lt;h3&gt;%%voting_title%%&lt;/h3&gt;<text:line-break/> <text:s text:c="7"/>%%voting_content%%<text:line-break/> <text:s text:c="3"/>&lt;/div&gt;<text:line-break/>&lt;/voting_wrapper&gt;</text:p>
      <text:p text:style-name="Text_20_body">The section “voting_wrapper” acts as some kind of frame for a single voting, not mattering if it's in voting- or in result-mode. The generated contents are placed inside this wrapper.</text:p>
      <text:p text:style-name="Quellcode"><text:soft-page-break/>&lt;voting_voting&gt;<text:line-break/> <text:s text:c="3"/>&lt;form method="post" action="%%voting_action%%" id="voting_%%voting_systemid%%"&gt;<text:line-break/> <text:s text:c="7"/>&lt;table width="80%"&gt;<text:line-break/> <text:s text:c="11"/>%%voting_answers%%<text:line-break/> <text:s text:c="7"/>&lt;/table&gt;<text:line-break/><text:line-break/> <text:s text:c="7"/>&lt;input type="hidden" name="systemid" value="%%voting_systemid%%" /&gt;<text:line-break/> <text:s text:c="7"/>&lt;input type="submit" value="%%lang_voting_submit%%" class="button" /&gt;<text:line-break/> <text:s text:c="7"/>&lt;br /&gt;<text:line-break/> <text:s text:c="3"/>&lt;/form&gt;<text:line-break/>&lt;/voting_voting&gt;</text:p>
      <text:p text:style-name="Text_20_body">The voting-form is created using the section “voting_voting”. The single answers are rendered using the section “voting_voting_option” before and are placed within the voting-section. So every answer is rendered in its' own section, afterwards the results are rendered in the form-section.</text:p>
      <text:p text:style-name="Quellcode">&lt;voting_voting_option&gt;<text:line-break/> <text:s text:c="3"/>&lt;tr&gt;<text:line-break/> <text:s text:c="7"/>&lt;td width="25"&gt;<text:line-break/> <text:s text:c="11"/>&lt;input type="radio" name="voting_%%voting_systemid%%" value="%%answer_systemid%%" id="option_%%answer_systemid%%"/&gt;<text:line-break/> <text:s text:c="7"/>&lt;/td&gt;<text:line-break/> <text:s text:c="7"/>&lt;td align="left"&gt;<text:line-break/> <text:s text:c="11"/>&lt;label for="option_%%answer_systemid%%"&gt;%%answer_text%%&lt;/label&gt;<text:line-break/> <text:s text:c="7"/>&lt;/td&gt;<text:line-break/> <text:s text:c="3"/>&lt;/tr&gt;<text:line-break/>&lt;/voting_voting_option&gt;</text:p>
      <text:p text:style-name="Text_20_body">The rendering of the results is done nearly the same way. As before, every answer is rendered independently including a graphical percentual representation using the section “voting_result_answer”. The generated content is then rendered using the section “voting_result”.</text:p>
      <text:p text:style-name="Quellcode">&lt;voting_result&gt;<text:line-break/> <text:s text:c="3"/>&lt;table width="80%"&gt;<text:line-break/> <text:s text:c="7"/>%%voting_answers%%<text:line-break/> <text:s text:c="7"/>&lt;tr&gt;<text:line-break/> <text:s text:c="11"/>&lt;td colspan="2"&gt;%%lang_voting_hits%% %%voting_hits%%&lt;/td&gt;<text:line-break/> <text:s text:c="7"/>&lt;/tr&gt;<text:line-break/> <text:s text:c="3"/>&lt;/table&gt;<text:line-break/>&lt;/voting_result&gt;</text:p>
      <text:p text:style-name="Quellcode">&lt;<text:bookmark-start text:name="__DdeLink__856_1541918143"/>voting_result_answer<text:bookmark-end text:name="__DdeLink__856_1541918143"/>&gt;<text:line-break/> <text:s text:c="3"/>&lt;tr&gt;<text:line-break/> <text:s text:c="7"/>&lt;td colspan="2"&gt;%%answer_text%%&lt;/td&gt;<text:line-break/> <text:s text:c="3"/>&lt;/tr&gt;<text:line-break/> <text:s text:c="3"/>&lt;tr&gt;<text:line-break/> <text:s text:c="7"/>&lt;td width="80%"&gt;&lt;img src="_webpath_/portal/pics/kajona/icon_progressbar.gif" height="15" width="%%answer_percent%%%" alt="%%answer_percent%%%" /&gt;&lt;/td&gt;<text:line-break/> <text:s text:c="7"/>&lt;td&gt;%%answer_hits%% / %%answer_percent%% %&lt;/td&gt;<text:line-break/> <text:s text:c="3"/>&lt;/tr&gt;<text:line-break/>&lt;/voting_result_answer&gt;</text:p>
      <text:h text:style-name="Heading_20_2" text:outline-level="2">Finishing touches</text:h>
      <text:p text:style-name="Text_20_body">The previous chapters demonstrated the general structure of a own module for Kajona.</text:p>
      <text:p text:style-name="Text_20_body">Many of the steps needed to be performed are done by the framework, in many cases transparently in the background. That's the reason to have a look at some details not mentioned before.</text:p>
      <text:h text:style-name="Heading_20_3" text:outline-level="3">Quickhelp</text:h>
      <text:p text:style-name="Text_20_body">The backend supports the user by providing some kind of “quickhelp”. In general, those are the <text:s/>same-named buttons, located at the upper right when browsing the backend (at least in the default skins). And even if those buttons have never been enabled explicitly, they even appear in the module votings. The source of those buttons can be found in the language-files of the module:</text:p>
      <text:p text:style-name="Quellcode"><text:soft-page-break/>$lang["quickhelp_list"] <text:s text:c="17"/>= "All votings created are listed in this view.";<text:line-break/>$lang["quickhelp_listAnswers"] <text:s text:c="10"/>= "All answers belonging to to a voting are listed here.";<text:line-break/>$lang["quickhelp_newVoting"] <text:s text:c="12"/>= "A voting can be created or modified right here. The start- and end-date are optional.";</text:p>
      <text:p text:style-name="Text_20_body">The framework searches for entries named something like quickhelp_actionName. </text:p>
      <text:p text:style-name="Text_20_body">As soon as there's a matching entry, the text is loaded and assigned to the quickhelp-button.</text:p>
      <text:h text:style-name="Heading_20_3" text:outline-level="3">Module-title</text:h>
      <text:p text:style-name="Text_20_body">The module is administrated using the title “Votings”, but again this was never set explicitly. And again the reason can be found in the language-files:</text:p>
      <text:p text:style-name="Quellcode">$lang["modul_titel"] <text:s text:c="20"/>= "Votings";</text:p>
      <text:p text:style-name="Text_20_body">By default, the entry named “modul_titel” is used to name the current module. This default-behavior can be changed by overwriting the method „getOutputModuleTitle()“.</text:p>
      <text:p text:style-name="Text_20_body">See in addition <text:a xlink:type="simple" xlink:href="http://apidocs.kajona.de/v3.3.0/modul_system/class_admin.html#getOutputModuleTitle">http://apidocs.kajona.de/v3.3.0/modul_system/class_admin.html#getOutputModuleTitle</text:a></text:p>
      <text:h text:style-name="Heading_20_3" text:outline-level="3">Automatic text-resolving</text:h>
      <text:p text:style-name="Text_20_body">In some portal-templates, the entries with the syntax %%lang_keyword%% may attract attention:</text:p>
      <text:p text:style-name="Quellcode">&lt;input type="submit" value="%%lang_voting_submit%%" class="button" /&gt;</text:p>
      <text:p text:style-name="Text_20_body">Those placeholders are created nowhere in the portal-class, but they are populated in the generated output.</text:p>
      <text:p text:style-name="Text_20_body">But again, a similar entry can be found in the language-file:</text:p>
      <text:p text:style-name="Quellcode">$lang["voting_submit"] <text:s text:c="18"/>= "Vote!";</text:p>
      <text:p text:style-name="Text_20_body">The only obvious difference is the missing prefix lang_. As soon as a placeholder starting with lang_ is found in the template, the framework tries to resolve this key with an entry from a language-file. A manual loading of the language-entry and providing the placeholder is not necessary.</text:p>
      <text:p text:style-name="Text_20_body">The only premise is to compile the template by calling </text:p>
      <text:p text:style-name="Quellcode">$this-&gt;fillTemplate($arrTemplate, $strTemplateID);</text:p>
      <text:p text:style-name="Text_20_body">Only when using the current objects' context ($this) the framework is able to search in the matching language-files.</text:p>
      <text:p text:style-name="Text_20_body">See in addition</text:p>
      <text:list xml:id="list1524986707" text:style-name="L11">
        <text:list-item>
          <text:p text:style-name="P16"><text:a xlink:type="simple" xlink:href="http://apidocs.kajona.de/v3.3.0/modul_system/class_portal.html#fillTemplate">http://apidocs.kajona.de/v3.3.0/modul_system/class_portal.html#fillTemplate</text:a></text:p>
        </text:list-item>
        <text:list-item>
          <text:p text:style-name="P16"><text:a xlink:type="simple" xlink:href="http://apidocs.kajona.de/v3.3.0/modul_system/class_template.html#fillTemplate">http://apidocs.kajona.de/v3.3.0/modul_system/class_template.html#fillTemplate</text:a></text:p>
        </text:list-item>
        <text:list-item>
          <text:p text:style-name="P16"><text:a xlink:type="simple" xlink:href="http://apidocs.kajona.de/v3.3.0/modul_system/class_lang_wrapper.html">http://apidocs.kajona.de/v3.3.0/modul_system/class_lang_wrapper.html</text:a></text:p>
          <text:p text:style-name="P16"/>
        </text:list-item>
      </text:list>
      <text:h text:style-name="Heading_20_3" text:outline-level="3">Include? Require?</text:h>
      <text:p text:style-name="Text_20_body">Even when using external classes like class_cookie, the using class misses to include or require the sources. Nevertheless, the code is executed successfully. </text:p>
      <text:p text:style-name="Text_20_body">Responsible for loading classes is the Kajona-internal class-loader. The class-loader is triggered <text:soft-page-break/>every time there's a request for a class not known by PHP. Compared to loading a class multiple-times by an include / require, the class-loaders' performance is way better.</text:p>
      <text:p text:style-name="Text_20_body">See in addition <text:a xlink:type="simple" xlink:href="http://apidocs.kajona.de/v3.3.0/modul_system/_system---includes.php.html#function__autoload">http://apidocs.kajona.de/v3.3.0/modul_system/_system---includes.php.html#function__autoload</text:a></text:p>
      <text:h text:style-name="Heading_20_2" text:outline-level="2">ToDos</text:h>
      <text:p text:style-name="Text_20_body">Even if the requirements of the module have been fulfilled, the module can be extended and improved. A few possible points for a future development can be:</text:p>
      <text:list xml:id="list1644270476" text:style-name="L12">
        <text:list-item>
          <text:p text:style-name="P17">Updating the module and the elements to a new version</text:p>
        </text:list-item>
        <text:list-item>
          <text:p text:style-name="P17">Integration of the module with the portal-editor</text:p>
        </text:list-item>
        <text:list-item>
          <text:p text:style-name="P17">Integration into the search</text:p>
        </text:list-item>
        <text:list-item>
          <text:p text:style-name="P17">Integration with the samplecontent</text:p>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OpenSymbol" svg:font-family="OpenSymbol"/>
    <style:font-face style:name="StarSymbol" svg:font-family="StarSymbol"/>
    <style:font-face style:name="Tahoma3"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hadow="none"/>
      <style:text-properties style:font-name="Arial1" fo:font-size="11pt" fo:language="en" fo:country="U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language="en" fo:country="U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254cm" fo:margin-bottom="0.254cm" style:page-number="auto" fo:padding="0.051cm" fo:border="0.035cm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21"><draw:image xlink:href="Pictures/2000008B00005C3700001F9FF6B393F5.svm" xlink:type="simple" xlink:show="embed" xlink:actuate="onLoad"/></draw:frame><text:subject/>Kajona V3 | <text:chapter text:display="name" text:outline-level="1">HowTo: Module</text:chapter></text:p>
      </style:header>
      <style:footer>
        <text:p text:style-name="Footer">www.kajona.de<text:tab/><text:tab/><text:page-number text:select-page="current">22</text:page-number> / <text:page-count>2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1:26</dc:date>
    <meta:printed-by>Jakob Schröter</meta:printed-by>
    <meta:print-date>2007-01-13T23:27:57</meta:print-date>
    <dc:language>de-DE</dc:language>
    <meta:editing-cycles>706</meta:editing-cycles>
    <meta:editing-duration>P1DT9H14M45S</meta:editing-duration>
    <meta:document-statistic meta:table-count="0" meta:image-count="2" meta:object-count="0" meta:page-count="22" meta:paragraph-count="324" meta:word-count="5474" meta:character-count="54545"/>
    <meta:user-defined meta:name="Info 1"/>
    <meta:user-defined meta:name="Info 2"/>
    <meta:user-defined meta:name="Info 3"/>
    <meta:user-defined meta:name="Info 4"/>
  </office:meta>
</office:document-meta>
</file>